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9.95mm"/>
    </style:style>
    <style:style style:name="co19" style:family="table-column">
      <style:table-column-properties fo:break-before="auto" style:column-width="39.76mm"/>
    </style:style>
    <style:style style:name="co20" style:family="table-column">
      <style:table-column-properties fo:break-before="auto" style:column-width="31.86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13.34mm"/>
    </style:style>
    <style:style style:name="co17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5.31mm"/>
    </style:style>
    <style:style style:name="co29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12.24mm"/>
    </style:style>
    <style:style style:name="co34" style:family="table-column">
      <style:table-column-properties fo:break-before="auto" style:column-width="32.4mm"/>
    </style:style>
    <style:style style:name="co35" style:family="table-column">
      <style:table-column-properties fo:break-before="auto" style:column-width="34.85mm"/>
    </style:style>
    <style:style style:name="co36" style:family="table-column">
      <style:table-column-properties fo:break-before="auto" style:column-width="121.44mm"/>
    </style:style>
    <style:style style:name="co37" style:family="table-column">
      <style:table-column-properties fo:break-before="auto" style:column-width="113.82mm"/>
    </style:style>
    <style:style style:name="co38" style:family="table-column">
      <style:table-column-properties fo:break-before="auto" style:column-width="32.07mm"/>
    </style:style>
    <style:style style:name="co39" style:family="table-column">
      <style:table-column-properties fo:break-before="auto" style:column-width="19.88mm"/>
    </style:style>
    <style:style style:name="co40" style:family="table-column">
      <style:table-column-properties fo:break-before="auto" style:column-width="89.57mm"/>
    </style:style>
    <style:style style:name="co41" style:family="table-column">
      <style:table-column-properties fo:break-before="auto" style:column-width="191.17mm"/>
    </style:style>
    <style:style style:name="co2" style:family="table-column">
      <style:table-column-properties fo:break-before="auto" style:column-width="44.66mm"/>
    </style:style>
    <style:style style:name="co31" style:family="table-column">
      <style:table-column-properties fo:break-before="auto" style:column-width="20.69mm"/>
    </style:style>
    <style:style style:name="co12" style:family="table-column">
      <style:table-column-properties fo:break-before="auto" style:column-width="55mm"/>
    </style:style>
    <style:style style:name="co13" style:family="table-column">
      <style:table-column-properties fo:break-before="auto" style:column-width="53.38mm"/>
    </style:style>
    <style:style style:name="co14" style:family="table-column">
      <style:table-column-properties fo:break-before="auto" style:column-width="158.22mm"/>
    </style:style>
    <style:style style:name="co42" style:family="table-column">
      <style:table-column-properties fo:break-before="auto" style:column-width="114.64mm"/>
    </style:style>
    <style:style style:name="co32" style:family="table-column">
      <style:table-column-properties fo:break-before="auto" style:column-width="22.05mm"/>
    </style:style>
    <style:style style:name="co43" style:family="table-column">
      <style:table-column-properties fo:break-before="auto" style:column-width="9.53mm"/>
    </style:style>
    <style:style style:name="co44" style:family="table-column">
      <style:table-column-properties fo:break-before="auto" style:column-width="14.69mm"/>
    </style:style>
    <style:style style:name="co45" style:family="table-column">
      <style:table-column-properties fo:break-before="auto" style:column-width="9.79mm"/>
    </style:style>
    <style:style style:name="co46" style:family="table-column">
      <style:table-column-properties fo:break-before="auto" style:column-width="11.17mm"/>
    </style:style>
    <style:style style:name="co47" style:family="table-column">
      <style:table-column-properties fo:break-before="auto" style:column-width="10.34mm"/>
    </style:style>
    <style:style style:name="co48" style:family="table-column">
      <style:table-column-properties fo:break-before="auto" style:column-width="10.71mm"/>
    </style:style>
    <style:style style:name="co49" style:family="table-column">
      <style:table-column-properties fo:break-before="auto" style:column-width="8.43mm"/>
    </style:style>
    <style:style style:name="co50" style:family="table-column">
      <style:table-column-properties fo:break-before="auto" style:column-width="10.07mm"/>
    </style:style>
    <style:style style:name="co51" style:family="table-column">
      <style:table-column-properties fo:break-before="auto" style:column-width="158.49mm"/>
    </style:style>
    <style:style style:name="co52" style:family="table-column">
      <style:table-column-properties fo:break-before="auto" style:column-width="158.77mm"/>
    </style:style>
    <style:style style:name="co53" style:family="table-column">
      <style:table-column-properties fo:break-before="auto" style:column-width="35.12mm"/>
    </style:style>
    <style:style style:name="co54" style:family="table-column">
      <style:table-column-properties fo:break-before="auto" style:column-width="25.05mm"/>
    </style:style>
    <style:style style:name="co55" style:family="table-column">
      <style:table-column-properties fo:break-before="auto" style:column-width="33.76mm"/>
    </style:style>
    <style:style style:name="co56" style:family="table-column">
      <style:table-column-properties fo:break-before="auto" style:column-width="18.5mm"/>
    </style:style>
    <style:style style:name="co57" style:family="table-column">
      <style:table-column-properties fo:break-before="auto" style:column-width="37.31mm"/>
    </style:style>
    <style:style style:name="co58" style:family="table-column">
      <style:table-column-properties fo:break-before="auto" style:column-width="19.05mm"/>
    </style:style>
    <style:style style:name="co59" style:family="table-column">
      <style:table-column-properties fo:break-before="auto" style:column-width="20.73mm"/>
    </style:style>
    <style:style style:name="co60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2" style:family="table-cell" style:parent-style-name="Default">
      <style:text-properties fo:font-weight="bold" style:font-weight-asian="bold" style:font-weight-complex="bold"/>
    </style:style>
    <style:style style:name="ce165" style:family="table-cell" style:parent-style-name="Default">
      <style:text-properties fo:font-style="italic" style:font-style-asian="italic" style:font-style-complex="italic"/>
    </style:style>
    <style:style style:name="ce169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="0.06pt solid #000000"/>
    </style:style>
    <style:style style:name="ce17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3" style:family="table-cell" style:parent-style-name="Default">
      <style:table-cell-properties fo:background-color="#ffffcc" fo:border="0.06pt solid #000000"/>
    </style:style>
    <style:style style:name="ce174" style:family="table-cell" style:parent-style-name="Default">
      <style:table-cell-properties fo:background-color="#00ff00" fo:border="0.06pt solid #000000"/>
    </style:style>
    <style:style style:name="ce175" style:family="table-cell" style:parent-style-name="Default">
      <style:table-cell-properties fo:background-color="transparent" fo:border="0.06pt solid #000000"/>
    </style:style>
    <style:style style:name="ce17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49" style:family="table-cell" style:parent-style-name="Default">
      <style:table-cell-properties fo:background-color="#e6e6ff"/>
    </style:style>
    <style:style style:name="ce250" style:family="table-cell" style:parent-style-name="Default">
      <style:table-cell-properties fo:background-color="#e6e6e6"/>
    </style:style>
    <style:style style:name="ce251" style:family="table-cell" style:parent-style-name="Default">
      <style:table-cell-properties fo:background-color="#00b8ff"/>
    </style:style>
    <style:style style:name="ce252" style:family="table-cell" style:parent-style-name="Default">
      <style:table-cell-properties fo:background-color="#a6fda6"/>
    </style:style>
    <style:style style:name="ce253" style:family="table-cell" style:parent-style-name="Default">
      <style:table-cell-properties fo:background-color="transparent"/>
    </style:style>
    <style:style style:name="ce254" style:family="table-cell" style:parent-style-name="Default">
      <style:table-cell-properties fo:background-color="#cccccc"/>
    </style:style>
    <style:style style:name="ce255" style:family="table-cell" style:parent-style-name="Default">
      <style:table-cell-properties fo:background-color="#0000ff"/>
    </style:style>
    <style:style style:name="ce256" style:family="table-cell" style:parent-style-name="Default">
      <style:table-cell-properties fo:background-color="#99ccff"/>
    </style:style>
    <style:style style:name="ce257" style:family="table-cell" style:parent-style-name="Default">
      <style:table-cell-properties fo:background-color="#00ae00"/>
    </style:style>
    <style:style style:name="ce258" style:family="table-cell" style:parent-style-name="Default">
      <style:table-cell-properties fo:background-color="#ff8080"/>
    </style:style>
    <style:style style:name="ce259" style:family="table-cell" style:parent-style-name="Default">
      <style:table-cell-properties fo:background-color="#ffff00"/>
    </style:style>
    <style:style style:name="ce260" style:family="table-cell" style:parent-style-name="Default">
      <style:table-cell-properties fo:background-color="#ff9966"/>
    </style:style>
    <style:style style:name="ce261" style:family="table-cell" style:parent-style-name="Default">
      <style:table-cell-properties fo:background-color="#9966cc"/>
    </style:style>
    <style:style style:name="ce2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142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67" style:family="table-cell" style:parent-style-name="Default">
      <style:table-cell-properties style:shrink-to-fit="true"/>
    </style:style>
    <style:style style:name="ce168" style:family="table-cell" style:parent-style-name="Default">
      <style:table-cell-properties style:shrink-to-fit="false"/>
    </style:style>
    <style:style style:name="ce263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265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266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267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68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69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70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71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72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73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74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75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88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style:shrink-to-fit="true"/>
    </style:style>
    <style:style style:name="ce92" style:family="table-cell" style:parent-style-name="Default">
      <style:table-cell-properties fo:background-color="transparent" fo:border="0.74pt solid #000000" style:shrink-to-fit="true"/>
    </style:style>
    <style:style style:name="ce276" style:family="table-cell" style:parent-style-name="Default">
      <style:table-cell-properties fo:background-color="#00cccc" fo:border="0.06pt solid #000000"/>
    </style:style>
    <style:style style:name="ce73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="0.74pt solid #000000" style:shrink-to-fit="true"/>
    </style:style>
    <style:style style:name="ce76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40" style:family="table-cell" style:parent-style-name="Default">
      <style:table-cell-properties fo:background-color="#e6e6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>
      <style:table-cell-properties fo:background-color="#e6e6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a6fda6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25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4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P2"/>
      <style:map style:condition="cell-content()=&quot;Follows&quot;" style:apply-style-name="Light_20_orange_20_bg" style:base-cell-address="'Master Action List'.P2"/>
      <style:map style:condition="cell-content()=&quot;Buffered&quot;" style:apply-style-name="Yellow_20_bg" style:base-cell-address="'Master Action List'.P2"/>
      <style:map style:condition="cell-content()=&quot;Combined&quot;" style:apply-style-name="Light_20_blue_20_bg" style:base-cell-address="'Master Action List'.P2"/>
      <style:map style:condition="cell-content()=&quot;Special&quot;" style:apply-style-name="Green_20_bg" style:base-cell-address="'Master Action List'.P2"/>
      <style:map style:condition="cell-content()=&quot;Prerequisite&quot;" style:apply-style-name="Blue_20_bg" style:base-cell-address="'Master Action List'.P2"/>
      <style:map style:condition="cell-content()=&quot;Unpossible?&quot;" style:apply-style-name="Light_20_gray_20_bg" style:base-cell-address="'Master Action List'.P2"/>
      <style:map style:condition="cell-content()=&quot;§§§&quot;" style:apply-style-name="Dark_20_gray_20_bg" style:base-cell-address="'Master Action List'.P2"/>
      <style:map style:condition="cell-content()=&quot;???&quot;" style:apply-style-name="Purple_20_bg" style:base-cell-address="'Master Action List'.P2"/>
      <style:map style:condition="cell-content()=&quot;No effect&quot;" style:apply-style-name="Light_20_gray_20_bg" style:base-cell-address="'Master Action List'.P2"/>
    </style:style>
    <style:style style:name="ce6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P3"/>
      <style:map style:condition="cell-content()=&quot;Follows&quot;" style:apply-style-name="Light_20_orange_20_bg" style:base-cell-address="'Master Action List'.P3"/>
      <style:map style:condition="cell-content()=&quot;Buffered&quot;" style:apply-style-name="Yellow_20_bg" style:base-cell-address="'Master Action List'.P3"/>
      <style:map style:condition="cell-content()=&quot;Combined&quot;" style:apply-style-name="Light_20_blue_20_bg" style:base-cell-address="'Master Action List'.P3"/>
      <style:map style:condition="cell-content()=&quot;Special&quot;" style:apply-style-name="Green_20_bg" style:base-cell-address="'Master Action List'.P3"/>
      <style:map style:condition="cell-content()=&quot;Prerequisite&quot;" style:apply-style-name="Blue_20_bg" style:base-cell-address="'Master Action List'.P3"/>
      <style:map style:condition="cell-content()=&quot;Unpossible?&quot;" style:apply-style-name="Light_20_gray_20_bg" style:base-cell-address="'Master Action List'.P3"/>
      <style:map style:condition="cell-content()=&quot;§§§&quot;" style:apply-style-name="Dark_20_gray_20_bg" style:base-cell-address="'Master Action List'.P3"/>
      <style:map style:condition="cell-content()=&quot;???&quot;" style:apply-style-name="Purple_20_bg" style:base-cell-address="'Master Action List'.P3"/>
      <style:map style:condition="cell-content()=&quot;No effect&quot;" style:apply-style-name="Light_20_gray_20_bg" style:base-cell-address="'Master Action List'.P3"/>
    </style:style>
    <style:style style:name="ce4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P7"/>
      <style:map style:condition="cell-content()=&quot;Follows&quot;" style:apply-style-name="Light_20_orange_20_bg" style:base-cell-address="'Master Action List'.P7"/>
      <style:map style:condition="cell-content()=&quot;Buffered&quot;" style:apply-style-name="Yellow_20_bg" style:base-cell-address="'Master Action List'.P7"/>
      <style:map style:condition="cell-content()=&quot;Combined&quot;" style:apply-style-name="Light_20_blue_20_bg" style:base-cell-address="'Master Action List'.P7"/>
      <style:map style:condition="cell-content()=&quot;Special&quot;" style:apply-style-name="Green_20_bg" style:base-cell-address="'Master Action List'.P7"/>
      <style:map style:condition="cell-content()=&quot;Prerequisite&quot;" style:apply-style-name="Blue_20_bg" style:base-cell-address="'Master Action List'.P7"/>
      <style:map style:condition="cell-content()=&quot;Unpossible?&quot;" style:apply-style-name="Light_20_gray_20_bg" style:base-cell-address="'Master Action List'.P7"/>
      <style:map style:condition="cell-content()=&quot;§§§&quot;" style:apply-style-name="Dark_20_gray_20_bg" style:base-cell-address="'Master Action List'.P7"/>
      <style:map style:condition="cell-content()=&quot;???&quot;" style:apply-style-name="Purple_20_bg" style:base-cell-address="'Master Action List'.P7"/>
      <style:map style:condition="cell-content()=&quot;No effect&quot;" style:apply-style-name="Light_20_gray_20_bg" style:base-cell-address="'Master Action List'.P7"/>
    </style:style>
    <style:style style:name="ce4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P11"/>
      <style:map style:condition="cell-content()=&quot;Follows&quot;" style:apply-style-name="Light_20_orange_20_bg" style:base-cell-address="'Master Action List'.P11"/>
      <style:map style:condition="cell-content()=&quot;Buffered&quot;" style:apply-style-name="Yellow_20_bg" style:base-cell-address="'Master Action List'.P11"/>
      <style:map style:condition="cell-content()=&quot;Combined&quot;" style:apply-style-name="Light_20_blue_20_bg" style:base-cell-address="'Master Action List'.P11"/>
      <style:map style:condition="cell-content()=&quot;Special&quot;" style:apply-style-name="Green_20_bg" style:base-cell-address="'Master Action List'.P11"/>
      <style:map style:condition="cell-content()=&quot;Prerequisite&quot;" style:apply-style-name="Blue_20_bg" style:base-cell-address="'Master Action List'.P11"/>
      <style:map style:condition="cell-content()=&quot;Unpossible?&quot;" style:apply-style-name="Light_20_gray_20_bg" style:base-cell-address="'Master Action List'.P11"/>
      <style:map style:condition="cell-content()=&quot;§§§&quot;" style:apply-style-name="Dark_20_gray_20_bg" style:base-cell-address="'Master Action List'.P11"/>
      <style:map style:condition="cell-content()=&quot;???&quot;" style:apply-style-name="Purple_20_bg" style:base-cell-address="'Master Action List'.P11"/>
      <style:map style:condition="cell-content()=&quot;No effect&quot;" style:apply-style-name="Light_20_gray_20_bg" style:base-cell-address="'Master Action List'.P11"/>
    </style:style>
    <style:style style:name="ce47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P16"/>
      <style:map style:condition="cell-content()=&quot;Follows&quot;" style:apply-style-name="Light_20_orange_20_bg" style:base-cell-address="'Master Action List'.P16"/>
      <style:map style:condition="cell-content()=&quot;Buffered&quot;" style:apply-style-name="Yellow_20_bg" style:base-cell-address="'Master Action List'.P16"/>
      <style:map style:condition="cell-content()=&quot;Combined&quot;" style:apply-style-name="Light_20_blue_20_bg" style:base-cell-address="'Master Action List'.P16"/>
      <style:map style:condition="cell-content()=&quot;Special&quot;" style:apply-style-name="Green_20_bg" style:base-cell-address="'Master Action List'.P16"/>
      <style:map style:condition="cell-content()=&quot;Prerequisite&quot;" style:apply-style-name="Blue_20_bg" style:base-cell-address="'Master Action List'.P16"/>
      <style:map style:condition="cell-content()=&quot;Unpossible?&quot;" style:apply-style-name="Light_20_gray_20_bg" style:base-cell-address="'Master Action List'.P16"/>
      <style:map style:condition="cell-content()=&quot;§§§&quot;" style:apply-style-name="Dark_20_gray_20_bg" style:base-cell-address="'Master Action List'.P16"/>
      <style:map style:condition="cell-content()=&quot;???&quot;" style:apply-style-name="Purple_20_bg" style:base-cell-address="'Master Action List'.P16"/>
      <style:map style:condition="cell-content()=&quot;No effect&quot;" style:apply-style-name="Light_20_gray_20_bg" style:base-cell-address="'Master Action List'.P16"/>
    </style:style>
    <style:style style:name="ce24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P3"/>
      <style:map style:condition="cell-content()=&quot;Follows&quot;" style:apply-style-name="Light_20_orange_20_bg" style:base-cell-address="'Master Action List'.P3"/>
      <style:map style:condition="cell-content()=&quot;Buffered&quot;" style:apply-style-name="Yellow_20_bg" style:base-cell-address="'Master Action List'.P3"/>
      <style:map style:condition="cell-content()=&quot;Combined&quot;" style:apply-style-name="Light_20_blue_20_bg" style:base-cell-address="'Master Action List'.P3"/>
      <style:map style:condition="cell-content()=&quot;Special&quot;" style:apply-style-name="Green_20_bg" style:base-cell-address="'Master Action List'.P3"/>
      <style:map style:condition="cell-content()=&quot;Prerequisite&quot;" style:apply-style-name="Blue_20_bg" style:base-cell-address="'Master Action List'.P3"/>
      <style:map style:condition="cell-content()=&quot;Unpossible?&quot;" style:apply-style-name="Light_20_gray_20_bg" style:base-cell-address="'Master Action List'.P3"/>
      <style:map style:condition="cell-content()=&quot;§§§&quot;" style:apply-style-name="Dark_20_gray_20_bg" style:base-cell-address="'Master Action List'.P3"/>
      <style:map style:condition="cell-content()=&quot;???&quot;" style:apply-style-name="Purple_20_bg" style:base-cell-address="'Master Action List'.P3"/>
      <style:map style:condition="cell-content()=&quot;No effect&quot;" style:apply-style-name="Light_20_gray_20_bg" style:base-cell-address="'Master Action List'.P3"/>
    </style:style>
    <style:style style:name="ce212" style:family="table-cell" style:parent-style-name="Default">
      <style:map style:condition="cell-content()=&quot;Interrupts&quot;" style:apply-style-name="Red_20_bg" style:base-cell-address="'Master Action List'.P3"/>
      <style:map style:condition="cell-content()=&quot;Follows&quot;" style:apply-style-name="Light_20_orange_20_bg" style:base-cell-address="'Master Action List'.P3"/>
      <style:map style:condition="cell-content()=&quot;Buffered&quot;" style:apply-style-name="Yellow_20_bg" style:base-cell-address="'Master Action List'.P3"/>
      <style:map style:condition="cell-content()=&quot;Combined&quot;" style:apply-style-name="Light_20_blue_20_bg" style:base-cell-address="'Master Action List'.P3"/>
      <style:map style:condition="cell-content()=&quot;Special&quot;" style:apply-style-name="Green_20_bg" style:base-cell-address="'Master Action List'.P3"/>
      <style:map style:condition="cell-content()=&quot;Prerequisite&quot;" style:apply-style-name="Blue_20_bg" style:base-cell-address="'Master Action List'.P3"/>
      <style:map style:condition="cell-content()=&quot;Unpossible?&quot;" style:apply-style-name="Light_20_gray_20_bg" style:base-cell-address="'Master Action List'.P3"/>
      <style:map style:condition="cell-content()=&quot;§§§&quot;" style:apply-style-name="Dark_20_gray_20_bg" style:base-cell-address="'Master Action List'.P3"/>
      <style:map style:condition="cell-content()=&quot;???&quot;" style:apply-style-name="Purple_20_bg" style:base-cell-address="'Master Action List'.P3"/>
      <style:map style:condition="cell-content()=&quot;No effect&quot;" style:apply-style-name="Light_20_gray_20_bg" style:base-cell-address="'Master Action List'.P3"/>
    </style:style>
    <style:style style:name="ce133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P3"/>
      <style:map style:condition="cell-content()=&quot;Follows&quot;" style:apply-style-name="Light_20_orange_20_bg" style:base-cell-address="'Master Action List'.P3"/>
      <style:map style:condition="cell-content()=&quot;Buffered&quot;" style:apply-style-name="Yellow_20_bg" style:base-cell-address="'Master Action List'.P3"/>
      <style:map style:condition="cell-content()=&quot;Combined&quot;" style:apply-style-name="Light_20_blue_20_bg" style:base-cell-address="'Master Action List'.P3"/>
      <style:map style:condition="cell-content()=&quot;Special&quot;" style:apply-style-name="Green_20_bg" style:base-cell-address="'Master Action List'.P3"/>
      <style:map style:condition="cell-content()=&quot;Prerequisite&quot;" style:apply-style-name="Blue_20_bg" style:base-cell-address="'Master Action List'.P3"/>
      <style:map style:condition="cell-content()=&quot;Unpossible?&quot;" style:apply-style-name="Light_20_gray_20_bg" style:base-cell-address="'Master Action List'.P3"/>
      <style:map style:condition="cell-content()=&quot;§§§&quot;" style:apply-style-name="Dark_20_gray_20_bg" style:base-cell-address="'Master Action List'.P3"/>
      <style:map style:condition="cell-content()=&quot;???&quot;" style:apply-style-name="Purple_20_bg" style:base-cell-address="'Master Action List'.P3"/>
      <style:map style:condition="cell-content()=&quot;No effect&quot;" style:apply-style-name="Light_20_gray_20_bg" style:base-cell-address="'Master Action List'.P3"/>
    </style:style>
    <style:style style:name="ce63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P3"/>
      <style:map style:condition="cell-content()=&quot;Follows&quot;" style:apply-style-name="Light_20_orange_20_bg" style:base-cell-address="'Master Action List'.P3"/>
      <style:map style:condition="cell-content()=&quot;Buffered&quot;" style:apply-style-name="Yellow_20_bg" style:base-cell-address="'Master Action List'.P3"/>
      <style:map style:condition="cell-content()=&quot;Combined&quot;" style:apply-style-name="Light_20_blue_20_bg" style:base-cell-address="'Master Action List'.P3"/>
      <style:map style:condition="cell-content()=&quot;Special&quot;" style:apply-style-name="Green_20_bg" style:base-cell-address="'Master Action List'.P3"/>
      <style:map style:condition="cell-content()=&quot;Prerequisite&quot;" style:apply-style-name="Blue_20_bg" style:base-cell-address="'Master Action List'.P3"/>
      <style:map style:condition="cell-content()=&quot;Unpossible?&quot;" style:apply-style-name="Light_20_gray_20_bg" style:base-cell-address="'Master Action List'.P3"/>
      <style:map style:condition="cell-content()=&quot;§§§&quot;" style:apply-style-name="Dark_20_gray_20_bg" style:base-cell-address="'Master Action List'.P3"/>
      <style:map style:condition="cell-content()=&quot;???&quot;" style:apply-style-name="Purple_20_bg" style:base-cell-address="'Master Action List'.P3"/>
      <style:map style:condition="cell-content()=&quot;No effect&quot;" style:apply-style-name="Light_20_gray_20_bg" style:base-cell-address="'Master Action List'.P3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7" style:family="table-cell" style:parent-style-name="Default">
      <style:table-cell-properties style:shrink-to-fit="true"/>
    </style:style>
    <style:style style:name="ce138" style:family="table-cell" style:parent-style-name="Default">
      <style:table-cell-properties style:shrink-to-fit="false"/>
    </style:style>
    <style:style style:name="ce139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="0.06pt solid #000000"/>
    </style:style>
    <style:style style:name="ce143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>
      <style:table-cell-properties fo:background-color="#ffffcc" fo:border="0.06pt solid #000000"/>
    </style:style>
    <style:style style:name="ce158" style:family="table-cell" style:parent-style-name="Default">
      <style:table-cell-properties fo:background-color="#00ff00" fo:border="0.06pt solid #000000"/>
    </style:style>
    <style:style style:name="ce159" style:family="table-cell" style:parent-style-name="Default">
      <style:table-cell-properties fo:background-color="transparent" fo:border="0.06pt solid #000000"/>
    </style:style>
    <style:style style:name="ce16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e6e6ff" fo:border="0.74pt solid #000000" style:shrink-to-fit="true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4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82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84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3"/>
      <style:map style:condition="cell-content()=&quot;Follows&quot;" style:apply-style-name="Light_20_orange_20_bg" style:base-cell-address="'Mechanics Test'.J23"/>
      <style:map style:condition="cell-content()=&quot;Buffers&quot;" style:apply-style-name="Yellow_20_bg" style:base-cell-address="'Mechanics Test'.J23"/>
      <style:map style:condition="cell-content()=&quot;Mutual&quot;" style:apply-style-name="Light_20_blue_20_bg" style:base-cell-address="'Mechanics Test'.J23"/>
      <style:map style:condition="cell-content()=&quot;Special&quot;" style:apply-style-name="Green_20_bg" style:base-cell-address="'Mechanics Test'.J23"/>
      <style:map style:condition="cell-content()=&quot;Prereq&quot;" style:apply-style-name="Blue_20_bg" style:base-cell-address="'Mechanics Test'.J23"/>
      <style:map style:condition="cell-content()=&quot;Impossible?&quot;" style:apply-style-name="Light_20_gray_20_bg" style:base-cell-address="'Mechanics Test'.J23"/>
      <style:map style:condition="cell-content()=&quot;§§§&quot;" style:apply-style-name="Dark_20_gray_20_bg" style:base-cell-address="'Mechanics Test'.J23"/>
      <style:map style:condition="cell-content()=&quot;???&quot;" style:apply-style-name="Purple_20_bg" style:base-cell-address="'Mechanics Test'.J23"/>
      <style:map style:condition="cell-content()=&quot;No effect&quot;" style:apply-style-name="Light_20_gray_20_bg" style:base-cell-address="'Mechanics Test'.J23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3"/>
      <style:map style:condition="cell-content()=&quot;Follows&quot;" style:apply-style-name="Light_20_orange_20_bg" style:base-cell-address="'Mechanics Test'.M23"/>
      <style:map style:condition="cell-content()=&quot;Buffers&quot;" style:apply-style-name="Yellow_20_bg" style:base-cell-address="'Mechanics Test'.M23"/>
      <style:map style:condition="cell-content()=&quot;Mutual&quot;" style:apply-style-name="Light_20_blue_20_bg" style:base-cell-address="'Mechanics Test'.M23"/>
      <style:map style:condition="cell-content()=&quot;Special&quot;" style:apply-style-name="Green_20_bg" style:base-cell-address="'Mechanics Test'.M23"/>
      <style:map style:condition="cell-content()=&quot;Prereq&quot;" style:apply-style-name="Blue_20_bg" style:base-cell-address="'Mechanics Test'.M23"/>
      <style:map style:condition="cell-content()=&quot;Impossible?&quot;" style:apply-style-name="Light_20_gray_20_bg" style:base-cell-address="'Mechanics Test'.M23"/>
      <style:map style:condition="cell-content()=&quot;§§§&quot;" style:apply-style-name="Dark_20_gray_20_bg" style:base-cell-address="'Mechanics Test'.M23"/>
      <style:map style:condition="cell-content()=&quot;???&quot;" style:apply-style-name="Purple_20_bg" style:base-cell-address="'Mechanics Test'.M23"/>
      <style:map style:condition="cell-content()=&quot;No effect&quot;" style:apply-style-name="Light_20_gray_20_bg" style:base-cell-address="'Mechanics Test'.M23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99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5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2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3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14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5" style:family="table-cell" style:parent-style-name="Default">
      <style:table-cell-properties fo:background-color="#00cccc" fo:border="0.74pt solid #000000" style:shrink-to-fit="true"/>
      <style:text-properties fo:font-weight="bold" style:font-weight-asian="bold" style:font-weight-complex="bold"/>
    </style:style>
    <style:style style:name="ce216" style:family="table-cell" style:parent-style-name="Default">
      <style:table-cell-properties fo:background-color="#e6e6e6" fo:border="0.74pt solid #000000" style:shrink-to-fit="true"/>
    </style:style>
    <style:style style:name="ce217" style:family="table-cell" style:parent-style-name="Default">
      <style:table-cell-properties fo:background-color="#00ae00" fo:border="0.74pt solid #000000" style:shrink-to-fit="true"/>
    </style:style>
    <style:style style:name="ce15" style:family="table-cell" style:parent-style-name="Default">
      <style:table-cell-properties fo:background-color="#e6e6e6" fo:border="0.74pt solid #000000" style:shrink-to-fit="tru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220" style:family="table-cell" style:parent-style-name="Default">
      <style:table-cell-properties fo:background-color="#e6e6ff"/>
    </style:style>
    <style:style style:name="ce221" style:family="table-cell" style:parent-style-name="Default">
      <style:table-cell-properties fo:background-color="#e6e6e6"/>
    </style:style>
    <style:style style:name="ce222" style:family="table-cell" style:parent-style-name="Default">
      <style:table-cell-properties fo:background-color="#00b8ff"/>
    </style:style>
    <style:style style:name="ce223" style:family="table-cell" style:parent-style-name="Default">
      <style:table-cell-properties fo:background-color="#a6fda6"/>
    </style:style>
    <style:style style:name="ce224" style:family="table-cell" style:parent-style-name="Default">
      <style:table-cell-properties fo:background-color="transparent"/>
    </style:style>
    <style:style style:name="ce225" style:family="table-cell" style:parent-style-name="Default">
      <style:table-cell-properties fo:background-color="#cccccc"/>
    </style:style>
    <style:style style:name="ce226" style:family="table-cell" style:parent-style-name="Default">
      <style:table-cell-properties fo:background-color="#0000ff"/>
    </style:style>
    <style:style style:name="ce227" style:family="table-cell" style:parent-style-name="Default">
      <style:table-cell-properties fo:background-color="#99ccff"/>
    </style:style>
    <style:style style:name="ce228" style:family="table-cell" style:parent-style-name="Default">
      <style:table-cell-properties fo:background-color="#00ae00"/>
    </style:style>
    <style:style style:name="ce229" style:family="table-cell" style:parent-style-name="Default">
      <style:table-cell-properties fo:background-color="#ff8080"/>
    </style:style>
    <style:style style:name="ce230" style:family="table-cell" style:parent-style-name="Default">
      <style:table-cell-properties fo:background-color="#ffff00"/>
    </style:style>
    <style:style style:name="ce231" style:family="table-cell" style:parent-style-name="Default">
      <style:table-cell-properties fo:background-color="#ff9966"/>
    </style:style>
    <style:style style:name="ce232" style:family="table-cell" style:parent-style-name="Default">
      <style:table-cell-properties fo:background-color="#9966cc"/>
    </style:style>
    <style:style style:name="ce2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236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237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238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39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40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41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42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43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44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45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46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48" style:family="table-cell" style:parent-style-name="Default">
      <style:table-cell-properties fo:background-color="#00cccc" fo:border="0.06pt solid #000000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nput Lists'.$A$2:.$A$100])" table:allow-empty-cell="true" table:display-list="sort-ascending" table:base-cell-address="'Master Action List'.A1">
          <table:error-message table:message-type="stop" table:display="true"/>
        </table:content-validation>
        <table:content-validation table:name="val2" table:condition="of:cell-content-is-in-list([$'Results List'.$A$2:$'Results List'.$A$15])" table:allow-empty-cell="true" table:display-list="unsorted" table:base-cell-address="'Mechanics Test'.D2"/>
        <table:content-validation table:name="val3" table:condition="of:cell-content-is-in-list([$'Master Action List'.$B$3:$'Master Action List'.$B$66])" table:allow-empty-cell="true" table:display-list="sort-ascending" table:base-cell-address="'Input Lists'.D26"/>
        <table:content-validation table:name="val4" table:condition="of:cell-content-is-in-list([$'Modifier List'.$A$2:.$A$20])" table:allow-empty-cell="true" table:display-list="sort-ascending" table:base-cell-address="'Mechanics Test'.F2"/>
        <table:content-validation table:name="val5" table:condition="of:cell-content-is-in-list([$'Results List'.$A$2:$'Results List'.$A$15])" table:allow-empty-cell="true" table:display-list="unsorted" table:base-cell-address="'Mechanics Test'.G2"/>
        <table:content-validation table:name="val6" table:condition="of:cell-content-is-in-list([$'Modifier List'.$A$2:.$A$20])" table:allow-empty-cell="true" table:display-list="sort-ascending" table:base-cell-address="'Mechanics Test'.I2"/>
        <table:content-validation table:name="val7" table:condition="of:cell-content-is-in-list([$'Results List'.$A$2:$'Results List'.$A$15])" table:allow-empty-cell="true" table:display-list="unsorted" table:base-cell-address="'Mechanics Test'.J2"/>
        <table:content-validation table:name="val8" table:condition="of:cell-content-is-in-list([$'Master Action List'.$B$3:$'Master Action List'.$B$66])" table:allow-empty-cell="true" table:display-list="sort-ascending" table:base-cell-address="'Input Lists'.G26"/>
        <table:content-validation table:name="val9" table:condition="of:cell-content-is-in-list([$'Modifier List'.$A$2:.$A$20])" table:allow-empty-cell="true" table:display-list="sort-ascending" table:base-cell-address="'Mechanics Test'.L2"/>
        <table:content-validation table:name="val10" table:condition="of:cell-content-is-in-list([$'Results List'.$A$2:$'Results List'.$A$15])" table:allow-empty-cell="true" table:display-list="unsorted" table:base-cell-address="'Mechanics Test'.M2"/>
        <table:content-validation table:name="val11" table:condition="of:cell-content-is-in-list([$'Master Action List'.$B$3:$'Master Action List'.$B$66])" table:allow-empty-cell="true" table:display-list="sort-ascending" table:base-cell-address="'Input Lists'.I26"/>
        <table:content-validation table:name="val12" table:condition="of:cell-content-is-in-list([$'Modifier List'.$A$2:.$A$20])" table:allow-empty-cell="true" table:display-list="sort-ascending" table:base-cell-address="'Mechanics Test'.O2"/>
        <table:content-validation table:name="val13" table:condition="of:cell-content-is-in-list([$'Results List'.$A$2:$'Results List'.$A$15])" table:allow-empty-cell="true" table:display-list="unsorted" table:base-cell-address="'Mechanics Test'.P2"/>
        <table:content-validation table:name="val14" table:condition="of:cell-content-is-in-list([$'Master Action List'.$B$3:$'Master Action List'.$B$66])" table:allow-empty-cell="true" table:display-list="sort-ascending" table:base-cell-address="'Input Lists'.K26"/>
        <table:content-validation table:name="val15" table:condition="of:cell-content-is-in-list([$'Modifier List'.$A$2:.$A$20])" table:allow-empty-cell="true" table:display-list="sort-ascending" table:base-cell-address="'Mechanics Test'.R2"/>
        <table:content-validation table:name="val16" table:condition="of:cell-content-is-in-list([$'Results List'.$A$2:$'Results List'.$A$15])" table:allow-empty-cell="true" table:display-list="unsorted" table:base-cell-address="'Mechanics Test'.S2"/>
        <table:content-validation table:name="val17" table:condition="of:cell-content-is-in-list([$'Master Action List'.$B$3:$'Master Action List'.$B$66])" table:allow-empty-cell="true" table:display-list="sort-ascending" table:base-cell-address="'Input Lists'.M26"/>
        <table:content-validation table:name="val18" table:condition="of:cell-content-is-in-list([$'Modifier List'.$A$2:.$A$20])" table:allow-empty-cell="true" table:display-list="sort-ascending" table:base-cell-address="'Mechanics Test'.U2"/>
        <table:content-validation table:name="val19" table:base-cell-address="'Input Lists'.N1">
          <table:error-message table:message-type="stop" table:display="true"/>
        </table:content-validation>
        <table:content-validation table:name="val20" table:condition="of:cell-content-is-in-list([$'Results List'.$A$3:$'Results List'.$A$15])" table:allow-empty-cell="true" table:display-list="unsorted" table:base-cell-address="'Mechanics Test'.B1">
          <table:error-message table:message-type="stop" table:display="true"/>
        </table:content-validation>
        <table:content-validation table:name="val21" table:condition="of:cell-content-is-in-list([$'Results List'.$A$3:$'Results List'.$A$15])" table:allow-empty-cell="true" table:display-list="unsorted" table:base-cell-address="'Mechanics Test'.G1">
          <table:error-message table:message-type="stop" table:display="true"/>
        </table:content-validation>
        <table:content-validation table:name="val22" table:condition="of:cell-content-is-in-list([$'Results List'.$A$3:$'Results List'.$A$15])" table:allow-empty-cell="true" table:display-list="unsorted" table:base-cell-address="'Mechanics Test'.J1">
          <table:error-message table:message-type="stop" table:display="true"/>
        </table:content-validation>
        <table:content-validation table:name="val23" table:condition="of:cell-content-is-in-list([$'Results List'.$A$3:$'Results List'.$A$15])" table:allow-empty-cell="true" table:display-list="unsorted" table:base-cell-address="'Mechanics Test'.M1">
          <table:error-message table:message-type="stop" table:display="true"/>
        </table:content-validation>
        <table:content-validation table:name="val24" table:condition="of:cell-content-is-in-list([$'Results List'.$A$3:$'Results List'.$A$15])" table:allow-empty-cell="true" table:display-list="unsorted" table:base-cell-address="'Mechanics Test'.P1">
          <table:error-message table:message-type="stop" table:display="true"/>
        </table:content-validation>
        <table:content-validation table:name="val25" table:condition="of:cell-content-is-in-list([$'Results List'.$A$3:$'Results List'.$A$15])" table:allow-empty-cell="true" table:display-list="unsorted" table:base-cell-address="'Mechanics Test'.Y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32" table:default-cell-style-name="ce75"/>
        <table:table-column table:style-name="co2" table:default-cell-style-name="ce3"/>
        <table:table-column table:style-name="co43" table:default-cell-style-name="ce82"/>
        <table:table-column table:style-name="co44" table:default-cell-style-name="ce82"/>
        <table:table-column table:style-name="co5" table:default-cell-style-name="ce82"/>
        <table:table-column table:style-name="co45" table:default-cell-style-name="ce82"/>
        <table:table-column table:style-name="co5" table:default-cell-style-name="ce43"/>
        <table:table-column table:style-name="co46" table:number-columns-repeated="2" table:default-cell-style-name="ce43"/>
        <table:table-column table:style-name="co47" table:default-cell-style-name="ce49"/>
        <table:table-column table:style-name="co48" table:default-cell-style-name="ce53"/>
        <table:table-column table:style-name="co49" table:default-cell-style-name="ce28"/>
        <table:table-column table:style-name="co50" table:default-cell-style-name="ce28"/>
        <table:table-column table:style-name="co12" table:default-cell-style-name="ce3"/>
        <table:table-column table:style-name="co13" table:default-cell-style-name="ce3"/>
        <table:table-column table:style-name="co14" table:default-cell-style-name="ce137"/>
        <table:table-column table:style-name="co51" table:default-cell-style-name="ce137"/>
        <table:table-column table:style-name="co52" table:default-cell-style-name="ce137"/>
        <table:table-column table:style-name="co17" table:number-columns-repeated="874" table:default-cell-style-name="ce137"/>
        <table:table-row table:style-name="ro1">
          <table:table-cell table:style-name="ce73" table:content-validation-name="val1" office:value-type="string" calcext:value-type="string">
            <text:p>Input List</text:p>
          </table:table-cell>
          <table:table-cell table:style-name="ce25" office:value-type="string" calcext:value-type="string">
            <text:p>Animation Name</text:p>
          </table:table-cell>
          <table:table-cell table:style-name="ce81" office:value-type="string" calcext:value-type="string">
            <text:p>Hit</text:p>
          </table:table-cell>
          <table:table-cell table:style-name="ce81" office:value-type="string" calcext:value-type="string">
            <text:p>Frames</text:p>
          </table:table-cell>
          <table:table-cell table:style-name="ce81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40" office:value-type="string" calcext:value-type="string">
            <text:p>Rage</text:p>
          </table:table-cell>
          <table:table-cell table:style-name="ce40" office:value-type="string" calcext:value-type="string">
            <text:p>Roge</text:p>
          </table:table-cell>
          <table:table-cell table:style-name="ce40" office:value-type="string" calcext:value-type="string">
            <text:p>Ryge</text:p>
          </table:table-cell>
          <table:table-cell table:style-name="ce45" office:value-type="string" calcext:value-type="string">
            <text:p>LAM</text:p>
          </table:table-cell>
          <table:table-cell table:style-name="ce50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125" office:value-type="string" calcext:value-type="string">
            <text:p>Notes 1</text:p>
          </table:table-cell>
          <table:table-cell table:style-name="ce125" office:value-type="string" calcext:value-type="string">
            <text:p>Notes 2</text:p>
          </table:table-cell>
          <table:table-cell table:style-name="ce125" office:value-type="string" calcext:value-type="string">
            <text:p>Notes 3</text:p>
          </table:table-cell>
          <table:table-cell table:style-name="ce138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4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style-name="ce26" office:value-type="string" calcext:value-type="string">
            <text:p>X</text:p>
          </table:table-cell>
          <table:table-cell table:style-name="ce26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44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4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4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5"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4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247" office:value-type="string" calcext:value-type="string">
            <text:p>Specialties of this sheet: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style-name="ce76" table:content-validation-name="val1"/>
          <table:table-cell table:style-name="ce7"/>
          <table:table-cell table:number-columns-repeated="3"/>
          <table:table-cell table:style-name="ce98"/>
          <table:table-cell table:number-columns-repeated="9"/>
          <table:table-cell table:style-name="ce61" table:number-columns-repeated="103"/>
          <table:table-cell table:number-columns-repeated="774"/>
        </table:table-row>
        <table:table-row table:style-name="ro1">
          <table:table-cell table:style-name="ce76" table:content-validation-name="val1"/>
          <table:table-cell table:style-name="ce7"/>
          <table:table-cell table:number-columns-repeated="3"/>
          <table:table-cell table:style-name="ce98"/>
          <table:table-cell table:number-columns-repeated="9"/>
          <table:table-cell table:style-name="Default" office:value-type="string" calcext:value-type="string">
            <text:p>Columns about modifiers shouldn’t be possible to modify? They’re added or removed from Modifier List instead?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style-name="ce76" table:content-validation-name="val1"/>
          <table:table-cell table:style-name="ce7"/>
          <table:table-cell table:number-columns-repeated="3"/>
          <table:table-cell table:style-name="ce98"/>
          <table:table-cell table:number-columns-repeated="9"/>
          <table:table-cell table:style-name="ce212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style-name="ce76" table:content-validation-name="val1"/>
          <table:table-cell table:style-name="ce7"/>
          <table:table-cell table:number-columns-repeated="3"/>
          <table:table-cell table:style-name="ce98"/>
          <table:table-cell table:number-columns-repeated="9"/>
          <table:table-cell table:style-name="ce212" office:value-type="string" calcext:value-type="string">
            <text:p>It could work either way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style-name="ce76" table:content-validation-name="val1"/>
          <table:table-cell table:style-name="ce7"/>
          <table:table-cell table:number-columns-repeated="3"/>
          <table:table-cell table:style-name="ce98"/>
          <table:table-cell table:number-columns-repeated="9"/>
          <table:table-cell table:style-name="ce212"/>
          <table:table-cell table:style-name="ce61" table:number-columns-repeated="102"/>
          <table:table-cell table:number-columns-repeated="774"/>
        </table:table-row>
        <table:table-row table:style-name="ro1">
          <table:table-cell table:style-name="ce76" table:content-validation-name="val1"/>
          <table:table-cell table:style-name="ce7"/>
          <table:table-cell table:number-columns-repeated="3"/>
          <table:table-cell table:style-name="ce98"/>
          <table:table-cell table:number-columns-repeated="9"/>
          <table:table-cell table:style-name="ce212" office:value-type="string" calcext:value-type="string">
            <text:p>If the code is flexible enough, user can add their own values before the Modifiers begin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style-name="ce76" table:content-validation-name="val1"/>
          <table:table-cell table:style-name="ce7"/>
          <table:table-cell table:number-columns-repeated="3"/>
          <table:table-cell table:style-name="ce98"/>
          <table:table-cell table:number-columns-repeated="9"/>
          <table:table-cell table:style-name="ce212" office:value-type="string" calcext:value-type="string">
            <text:p>Code knows where Modifier columns begin because of ”DEF” which is always the first one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212"/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212" office:value-type="string" calcext:value-type="string">
            <text:p>Column A gets Data Validation from the Input List to ensure compatibility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212"/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212" office:value-type="string" calcext:value-type="string">
            <text:p>The Modifiers columns should get their color and other info from the sheet Modifier List?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212"/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212" office:value-type="string" calcext:value-type="string">
            <text:p>Data about variations of ”phase 0” is utilized in the hypothetical Simultaneous testing sheet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212"/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212" office:value-type="string" calcext:value-type="string">
            <text:p>A dialogue for quickly creating an animation and choosing how many phases it has?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212"/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212" office:value-type="string" calcext:value-type="string">
            <text:p>Should the user be able to generate multiple different Mechanics / Simultaneous lists based on this data?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212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212" office:value-type="string" calcext:value-type="string">
            <text:p>It will make things more complicated, though, and isn’t an essential feature...?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212"/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212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212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212"/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212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212" office:value-type="string" calcext:value-type="string">
            <text:p>Or ”P” if being in the variation is already a prerequisite for the action. Anything else...?</text:p>
          </table:table-cell>
          <table:table-cell table:style-name="ce61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14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133" office:value-type="string" calcext:value-type="string">
            <text:p>Different functions: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51" office:value-type="string" calcext:value-type="string">
            <text:p>”Add / remove / move phases”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Default" office:value-type="string" calcext:value-type="string">
            <text:p>1. you’d have to be able to contextually select a phase of an animation and be able to delete / add / move it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Default" office:value-type="string" calcext:value-type="string">
            <text:p>2. the code will refresh Mechanics sheet just to make sure everything matches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Default" office:value-type="string" calcext:value-type="string">
            <text:p>3. the code then makes changes to Mechanics sheet to the corresponding phase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Default"/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51" office:value-type="string" calcext:value-type="string">
            <text:p>”Refresh”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61" office:value-type="string" calcext:value-type="string">
            <text:p>1. this function is only needed if modifiers are added from the Modifier List.</text:p>
          </table:table-cell>
          <table:table-cell table:style-name="ce6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4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63" office:value-type="string" calcext:value-type="string">
            <text:p>”Generate”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61" office:value-type="string" calcext:value-type="string">
            <text:p>User can generate a Mechanics or a Simultaneous testing sheet based on the data in this sheet.</text:p>
          </table:table-cell>
          <table:table-cell table:style-name="ce6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4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51" office:value-type="string" calcext:value-type="string">
            <text:p>”Inspect”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Default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6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4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136" office:value-type="string" calcext:value-type="string">
            <text:p>”Create group”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Default"/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6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4"/>
          <table:table-cell table:style-name="Default"/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ce136" office:value-type="string" calcext:value-type="string">
            <text:p>”Ungroup”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Default"/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4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61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number-columns-repeated="14"/>
          <table:table-cell table:style-name="ce61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14"/>
          <table:table-cell table:style-name="ce61"/>
          <table:table-cell table:number-columns-repeated="876"/>
        </table:table-row>
        <table:table-row table:style-name="ro1" table:number-rows-repeated="1046553">
          <table:table-cell table:content-validation-name="val1"/>
          <table:table-cell table:number-columns-repeated="891"/>
        </table:table-row>
        <table:table-row table:style-name="ro1">
          <table:table-cell table:content-validation-name="val1"/>
          <table:table-cell table:number-columns-repeated="891"/>
        </table:table-row>
        <calcext:conditional-formats>
          <calcext:conditional-format calcext:target-range-address="'Master Action List'.S45:'Master Action List'.DN2019 'Master Action List'.P31:'Master Action List'.P56 'Master Action List'.P89:'Master Action List'.P2022 'Master Action List'.P3:'Master Action List'.DN6 'Master Action List'.P17:'Master Action List'.DN29 'Master Action List'.P8:'Master Action List'.DN10 'Master Action List'.P12:'Master Action List'.DN15 'Master Action List'.P79:'Master Action List'.P80 'Master Action List'.Q45:'Master Action List'.R2019 'Master Action List'.Q30:'Master Action List'.DN44 'Master Action List'.P58:'Master Action List'.P60 'Master Action List'.P65:'Master Action List'.P77">
            <calcext:condition calcext:apply-style-name="Red bg" calcext:value="=&quot;Interrupts&quot;" calcext:base-cell-address="'Master Action List'.P3"/>
            <calcext:condition calcext:apply-style-name="Light orange bg" calcext:value="=&quot;Follows&quot;" calcext:base-cell-address="'Master Action List'.P3"/>
            <calcext:condition calcext:apply-style-name="Yellow bg" calcext:value="=&quot;Buffered&quot;" calcext:base-cell-address="'Master Action List'.P3"/>
            <calcext:condition calcext:apply-style-name="Light blue bg" calcext:value="=&quot;Combined&quot;" calcext:base-cell-address="'Master Action List'.P3"/>
            <calcext:condition calcext:apply-style-name="Green bg" calcext:value="=&quot;Special&quot;" calcext:base-cell-address="'Master Action List'.P3"/>
            <calcext:condition calcext:apply-style-name="Blue bg" calcext:value="=&quot;Prerequisite&quot;" calcext:base-cell-address="'Master Action List'.P3"/>
            <calcext:condition calcext:apply-style-name="Light gray bg" calcext:value="=&quot;Unpossible?&quot;" calcext:base-cell-address="'Master Action List'.P3"/>
            <calcext:condition calcext:apply-style-name="Dark gray bg" calcext:value="=&quot;§§§&quot;" calcext:base-cell-address="'Master Action List'.P3"/>
            <calcext:condition calcext:apply-style-name="Dark gray bg" calcext:value="contains-text(&quot;!!&quot;)" calcext:base-cell-address="'Master Action List'.P3"/>
            <calcext:condition calcext:apply-style-name="Purple bg" calcext:value="=&quot;???&quot;" calcext:base-cell-address="'Master Action List'.P3"/>
            <calcext:condition calcext:apply-style-name="Light gray bg" calcext:value="=&quot;No effect&quot;" calcext:base-cell-address="'Master Action List'.P3"/>
          </calcext:conditional-format>
          <calcext:conditional-format calcext:target-range-address="'Master Action List'.P2:'Master Action List'.DN2">
            <calcext:condition calcext:apply-style-name="Red bg" calcext:value="=&quot;Interrupts&quot;" calcext:base-cell-address="'Master Action List'.P2"/>
            <calcext:condition calcext:apply-style-name="Light orange bg" calcext:value="=&quot;Follows&quot;" calcext:base-cell-address="'Master Action List'.P2"/>
            <calcext:condition calcext:apply-style-name="Yellow bg" calcext:value="=&quot;Buffered&quot;" calcext:base-cell-address="'Master Action List'.P2"/>
            <calcext:condition calcext:apply-style-name="Light blue bg" calcext:value="=&quot;Combined&quot;" calcext:base-cell-address="'Master Action List'.P2"/>
            <calcext:condition calcext:apply-style-name="Green bg" calcext:value="=&quot;Special&quot;" calcext:base-cell-address="'Master Action List'.P2"/>
            <calcext:condition calcext:apply-style-name="Blue bg" calcext:value="=&quot;Prerequisite&quot;" calcext:base-cell-address="'Master Action List'.P2"/>
            <calcext:condition calcext:apply-style-name="Light gray bg" calcext:value="=&quot;Unpossible?&quot;" calcext:base-cell-address="'Master Action List'.P2"/>
            <calcext:condition calcext:apply-style-name="Dark gray bg" calcext:value="=&quot;§§§&quot;" calcext:base-cell-address="'Master Action List'.P2"/>
            <calcext:condition calcext:apply-style-name="Dark gray bg" calcext:value="contains-text(&quot;!!&quot;)" calcext:base-cell-address="'Master Action List'.P2"/>
            <calcext:condition calcext:apply-style-name="Purple bg" calcext:value="=&quot;???&quot;" calcext:base-cell-address="'Master Action List'.P2"/>
            <calcext:condition calcext:apply-style-name="Light gray bg" calcext:value="=&quot;No effect&quot;" calcext:base-cell-address="'Master Action List'.P2"/>
          </calcext:conditional-format>
          <calcext:conditional-format calcext:target-range-address="'Master Action List'.P7:'Master Action List'.DN7">
            <calcext:condition calcext:apply-style-name="Red bg" calcext:value="=&quot;Interrupts&quot;" calcext:base-cell-address="'Master Action List'.P7"/>
            <calcext:condition calcext:apply-style-name="Light orange bg" calcext:value="=&quot;Follows&quot;" calcext:base-cell-address="'Master Action List'.P7"/>
            <calcext:condition calcext:apply-style-name="Yellow bg" calcext:value="=&quot;Buffered&quot;" calcext:base-cell-address="'Master Action List'.P7"/>
            <calcext:condition calcext:apply-style-name="Light blue bg" calcext:value="=&quot;Combined&quot;" calcext:base-cell-address="'Master Action List'.P7"/>
            <calcext:condition calcext:apply-style-name="Green bg" calcext:value="=&quot;Special&quot;" calcext:base-cell-address="'Master Action List'.P7"/>
            <calcext:condition calcext:apply-style-name="Blue bg" calcext:value="=&quot;Prerequisite&quot;" calcext:base-cell-address="'Master Action List'.P7"/>
            <calcext:condition calcext:apply-style-name="Light gray bg" calcext:value="=&quot;Unpossible?&quot;" calcext:base-cell-address="'Master Action List'.P7"/>
            <calcext:condition calcext:apply-style-name="Dark gray bg" calcext:value="=&quot;§§§&quot;" calcext:base-cell-address="'Master Action List'.P7"/>
            <calcext:condition calcext:apply-style-name="Dark gray bg" calcext:value="contains-text(&quot;!!&quot;)" calcext:base-cell-address="'Master Action List'.P7"/>
            <calcext:condition calcext:apply-style-name="Purple bg" calcext:value="=&quot;???&quot;" calcext:base-cell-address="'Master Action List'.P7"/>
            <calcext:condition calcext:apply-style-name="Light gray bg" calcext:value="=&quot;No effect&quot;" calcext:base-cell-address="'Master Action List'.P7"/>
          </calcext:conditional-format>
          <calcext:conditional-format calcext:target-range-address="'Master Action List'.P11:'Master Action List'.DN11">
            <calcext:condition calcext:apply-style-name="Red bg" calcext:value="=&quot;Interrupts&quot;" calcext:base-cell-address="'Master Action List'.P11"/>
            <calcext:condition calcext:apply-style-name="Light orange bg" calcext:value="=&quot;Follows&quot;" calcext:base-cell-address="'Master Action List'.P11"/>
            <calcext:condition calcext:apply-style-name="Yellow bg" calcext:value="=&quot;Buffered&quot;" calcext:base-cell-address="'Master Action List'.P11"/>
            <calcext:condition calcext:apply-style-name="Light blue bg" calcext:value="=&quot;Combined&quot;" calcext:base-cell-address="'Master Action List'.P11"/>
            <calcext:condition calcext:apply-style-name="Green bg" calcext:value="=&quot;Special&quot;" calcext:base-cell-address="'Master Action List'.P11"/>
            <calcext:condition calcext:apply-style-name="Blue bg" calcext:value="=&quot;Prerequisite&quot;" calcext:base-cell-address="'Master Action List'.P11"/>
            <calcext:condition calcext:apply-style-name="Light gray bg" calcext:value="=&quot;Unpossible?&quot;" calcext:base-cell-address="'Master Action List'.P11"/>
            <calcext:condition calcext:apply-style-name="Dark gray bg" calcext:value="=&quot;§§§&quot;" calcext:base-cell-address="'Master Action List'.P11"/>
            <calcext:condition calcext:apply-style-name="Dark gray bg" calcext:value="contains-text(&quot;!!&quot;)" calcext:base-cell-address="'Master Action List'.P11"/>
            <calcext:condition calcext:apply-style-name="Purple bg" calcext:value="=&quot;???&quot;" calcext:base-cell-address="'Master Action List'.P11"/>
            <calcext:condition calcext:apply-style-name="Light gray bg" calcext:value="=&quot;No effect&quot;" calcext:base-cell-address="'Master Action List'.P11"/>
          </calcext:conditional-format>
          <calcext:conditional-format calcext:target-range-address="'Master Action List'.P16:'Master Action List'.DN16">
            <calcext:condition calcext:apply-style-name="Red bg" calcext:value="=&quot;Interrupts&quot;" calcext:base-cell-address="'Master Action List'.P16"/>
            <calcext:condition calcext:apply-style-name="Light orange bg" calcext:value="=&quot;Follows&quot;" calcext:base-cell-address="'Master Action List'.P16"/>
            <calcext:condition calcext:apply-style-name="Yellow bg" calcext:value="=&quot;Buffered&quot;" calcext:base-cell-address="'Master Action List'.P16"/>
            <calcext:condition calcext:apply-style-name="Light blue bg" calcext:value="=&quot;Combined&quot;" calcext:base-cell-address="'Master Action List'.P16"/>
            <calcext:condition calcext:apply-style-name="Green bg" calcext:value="=&quot;Special&quot;" calcext:base-cell-address="'Master Action List'.P16"/>
            <calcext:condition calcext:apply-style-name="Blue bg" calcext:value="=&quot;Prerequisite&quot;" calcext:base-cell-address="'Master Action List'.P16"/>
            <calcext:condition calcext:apply-style-name="Light gray bg" calcext:value="=&quot;Unpossible?&quot;" calcext:base-cell-address="'Master Action List'.P16"/>
            <calcext:condition calcext:apply-style-name="Dark gray bg" calcext:value="=&quot;§§§&quot;" calcext:base-cell-address="'Master Action List'.P16"/>
            <calcext:condition calcext:apply-style-name="Dark gray bg" calcext:value="contains-text(&quot;!!&quot;)" calcext:base-cell-address="'Master Action List'.P16"/>
            <calcext:condition calcext:apply-style-name="Purple bg" calcext:value="=&quot;???&quot;" calcext:base-cell-address="'Master Action List'.P16"/>
            <calcext:condition calcext:apply-style-name="Light gray bg" calcext:value="=&quot;No effect&quot;" calcext:base-cell-address="'Master Action List'.P16"/>
          </calcext:conditional-format>
        </calcext:conditional-formats>
      </table:table>
      <table:table table:name="Input Lists" table:style-name="ta1">
        <table:table-column table:style-name="co18" table:default-cell-style-name="ce140"/>
        <table:table-column table:style-name="co19" table:default-cell-style-name="ce140"/>
        <table:table-column table:style-name="co20" table:default-cell-style-name="ce140"/>
        <table:table-column table:style-name="co21" table:default-cell-style-name="ce156"/>
        <table:table-column table:style-name="co22" table:default-cell-style-name="ce140"/>
        <table:table-column table:style-name="co17" table:number-columns-repeated="2" table:default-cell-style-name="Default"/>
        <table:table-row table:style-name="ro1">
          <table:table-cell table:style-name="ce139" office:value-type="string" calcext:value-type="string">
            <text:p>Input Group</text:p>
          </table:table-cell>
          <table:table-cell table:style-name="ce139" office:value-type="string" calcext:value-type="string">
            <text:p>Input Name</text:p>
          </table:table-cell>
          <table:table-cell table:style-name="ce139" office:value-type="string" calcext:value-type="string">
            <text:p>Input</text:p>
          </table:table-cell>
          <table:table-cell table:style-name="ce143" office:value-type="string" calcext:value-type="string">
            <text:p>Group</text:p>
          </table:table-cell>
          <table:table-cell table:style-name="ce139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5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5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5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58"/>
          <table:table-cell table:number-columns-repeated="2"/>
        </table:table-row>
        <table:table-row table:style-name="ro1">
          <table:table-cell table:number-columns-repeated="4"/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33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3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36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60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6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6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office:forms form:automatic-focus="false" form:apply-design-mode="false"/>
        <table:table-column table:style-name="co53" table:default-cell-style-name="ce75"/>
        <table:table-column table:style-name="co54" table:default-cell-style-name="ce75"/>
        <table:table-column table:style-name="co55" table:default-cell-style-name="ce75"/>
        <table:table-column table:style-name="co56" table:default-cell-style-name="ce137"/>
        <table:table-column table:style-name="co57" table:default-cell-style-name="ce137"/>
        <table:table-column table:style-name="co56" table:number-columns-repeated="2" table:default-cell-style-name="ce137"/>
        <table:table-column table:style-name="co57" table:default-cell-style-name="ce137"/>
        <table:table-column table:style-name="co56" table:number-columns-repeated="2" table:default-cell-style-name="ce137"/>
        <table:table-column table:style-name="co57" table:default-cell-style-name="ce137"/>
        <table:table-column table:style-name="co58" table:number-columns-repeated="2" table:default-cell-style-name="ce137"/>
        <table:table-column table:style-name="co57" table:default-cell-style-name="ce137"/>
        <table:table-column table:style-name="co56" table:number-columns-repeated="2" table:default-cell-style-name="ce137"/>
        <table:table-column table:style-name="co29" table:default-cell-style-name="ce137"/>
        <table:table-column table:style-name="co59" table:number-columns-repeated="2" table:default-cell-style-name="ce137"/>
        <table:table-column table:style-name="co29" table:default-cell-style-name="ce137"/>
        <table:table-column table:style-name="co31" table:default-cell-style-name="ce137"/>
        <table:table-column table:style-name="co14" table:number-columns-repeated="3" table:default-cell-style-name="ce137"/>
        <table:table-column table:style-name="co17" table:number-columns-repeated="874" table:default-cell-style-name="ce137"/>
        <table:table-row table:style-name="ro1">
          <table:table-cell table:style-name="ce73" office:value-type="string" calcext:value-type="string">
            <text:p>Animation Name</text:p>
          </table:table-cell>
          <table:table-cell table:style-name="ce73" office:value-type="string" calcext:value-type="string">
            <text:p>Modifiers</text:p>
          </table:table-cell>
          <table:table-cell table:style-name="ce73" office:value-type="string" calcext:value-type="string">
            <text:p>Input to Compare</text:p>
          </table:table-cell>
          <table:table-cell table:style-name="ce87" table:content-validation-name="val2"/>
          <table:table-cell table:style-name="ce94" table:content-validation-name="val3" office:value-type="string" calcext:value-type="string">
            <text:p>&gt; Phase 0 result</text:p>
          </table:table-cell>
          <table:table-cell table:style-name="ce94" table:content-validation-name="val4"/>
          <table:table-cell table:style-name="ce182" table:content-validation-name="val5"/>
          <table:table-cell table:style-name="ce184" table:content-validation-name="val3" office:value-type="string" calcext:value-type="string">
            <text:p>&gt; Phase 1 result</text:p>
          </table:table-cell>
          <table:table-cell table:style-name="ce184" table:content-validation-name="val6"/>
          <table:table-cell table:style-name="ce182" table:content-validation-name="val7"/>
          <table:table-cell table:style-name="ce184" table:content-validation-name="val8" office:value-type="string" calcext:value-type="string">
            <text:p>&gt; Phase 2 result</text:p>
          </table:table-cell>
          <table:table-cell table:style-name="ce184" table:content-validation-name="val9"/>
          <table:table-cell table:style-name="ce182" table:content-validation-name="val10"/>
          <table:table-cell table:style-name="ce184" table:content-validation-name="val11" office:value-type="string" calcext:value-type="string">
            <text:p>&gt; Phase 3 result</text:p>
          </table:table-cell>
          <table:table-cell table:style-name="ce184" table:content-validation-name="val12"/>
          <table:table-cell table:style-name="ce182" table:content-validation-name="val13"/>
          <table:table-cell table:style-name="ce184" table:content-validation-name="val14" office:value-type="string" calcext:value-type="string">
            <text:p>&gt; Phase 4 result</text:p>
          </table:table-cell>
          <table:table-cell table:style-name="ce184" table:content-validation-name="val15"/>
          <table:table-cell table:style-name="ce182" table:content-validation-name="val16"/>
          <table:table-cell table:style-name="ce184" table:content-validation-name="val17" office:value-type="string" calcext:value-type="string">
            <text:p>&gt; Phase 5 result</text:p>
          </table:table-cell>
          <table:table-cell table:style-name="ce184" table:content-validation-name="val18"/>
          <table:table-cell table:style-name="ce125" table:content-validation-name="val19" office:value-type="string" calcext:value-type="string">
            <text:p>Notes 1</text:p>
          </table:table-cell>
          <table:table-cell table:style-name="ce125" office:value-type="string" calcext:value-type="string">
            <text:p>Notes 2</text:p>
          </table:table-cell>
          <table:table-cell table:style-name="ce125" office:value-type="string" calcext:value-type="string">
            <text:p>Notes 3</text:p>
          </table:table-cell>
          <table:table-cell table:style-name="ce138" table:number-columns-repeated="874"/>
        </table:table-row>
        <table:table-row table:style-name="ro1">
          <table:table-cell table:number-columns-repeated="2"/>
          <table:table-cell table:style-name="ce140"/>
          <table:table-cell table:style-name="ce93" table:content-validation-name="val2"/>
          <table:table-cell table:style-name="ce95" table:content-validation-name="val3"/>
          <table:table-cell table:style-name="ce181" table:content-validation-name="val4"/>
          <table:table-cell table:style-name="ce106" table:content-validation-name="val5"/>
          <table:table-cell table:style-name="ce74" table:content-validation-name="val3"/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47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Letting go of input</text:p>
          </table:table-cell>
          <table:table-cell table:style-name="ce93" table:content-validation-name="val2" office:value-type="string" calcext:value-type="string">
            <text:p>Impossible?</text:p>
          </table:table-cell>
          <table:table-cell table:style-name="ce95" table:content-validation-name="val3"/>
          <table:table-cell table:style-name="ce181" table:content-validation-name="val4"/>
          <table:table-cell table:style-name="ce106" table:content-validation-name="val5"/>
          <table:table-cell table:style-name="ce74" table:content-validation-name="val3"/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47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Move</text:p>
          </table:table-cell>
          <table:table-cell table:style-name="ce93" table:content-validation-name="val2" office:value-type="string" calcext:value-type="string">
            <text:p>Mutual</text:p>
          </table:table-cell>
          <table:table-cell table:style-name="ce95" table:content-validation-name="val3"/>
          <table:table-cell table:style-name="ce181" table:content-validation-name="val4"/>
          <table:table-cell table:style-name="ce106" table:content-validation-name="val5" office:value-type="string" calcext:value-type="string">
            <text:p>No effect</text:p>
          </table:table-cell>
          <table:table-cell table:style-name="ce74" table:content-validation-name="val3"/>
          <table:table-cell table:style-name="ce186" table:content-validation-name="val6"/>
          <table:table-cell table:style-name="ce111" table:content-validation-name="val7" office:value-type="string" calcext:value-type="string">
            <text:p>No effect</text:p>
          </table:table-cell>
          <table:table-cell table:style-name="ce79" table:content-validation-name="val8"/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Run</text:p>
          </table:table-cell>
          <table:table-cell table:style-name="ce195" table:content-validation-name="val12"/>
          <table:table-cell table:style-name="ce141" table:content-validation-name="val13"/>
          <table:table-cell table:style-name="ce89" table:content-validation-name="val14" office:value-type="string" calcext:value-type="string">
            <text:p>§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48" table:content-validation-name="val19" office:value-type="string" calcext:value-type="string">
            <text:p>Specialties of this sheet: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Roll (Forward)</text:p>
          </table:table-cell>
          <table:table-cell table:style-name="ce93" table:content-validation-name="val2" office:value-type="string" calcext:value-type="string">
            <text:p>Undecided</text:p>
          </table:table-cell>
          <table:table-cell table:style-name="ce95" table:content-validation-name="val3"/>
          <table:table-cell table:style-name="ce181" table:content-validation-name="val4"/>
          <table:table-cell table:style-name="ce106" table:content-validation-name="val5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Roll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Roll</text:p>
          </table:table-cell>
          <table:table-cell table:style-name="ce195" table:content-validation-name="val12"/>
          <table:table-cell table:style-name="ce141" table:content-validation-name="val13"/>
          <table:table-cell table:style-name="ce89" table:content-validation-name="val14" office:value-type="string" calcext:value-type="string">
            <text:p>§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49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Roll (Left)</text:p>
          </table:table-cell>
          <table:table-cell table:style-name="ce93" table:content-validation-name="val2" office:value-type="string" calcext:value-type="string">
            <text:p>Undecided</text:p>
          </table:table-cell>
          <table:table-cell table:style-name="ce95" table:content-validation-name="val3"/>
          <table:table-cell table:style-name="ce181" table:content-validation-name="val4"/>
          <table:table-cell table:style-name="ce106" table:content-validation-name="val5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Roll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Roll</text:p>
          </table:table-cell>
          <table:table-cell table:style-name="ce195" table:content-validation-name="val12"/>
          <table:table-cell table:style-name="ce141" table:content-validation-name="val13"/>
          <table:table-cell table:style-name="ce89" table:content-validation-name="val14" office:value-type="string" calcext:value-type="string">
            <text:p>§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0" table:content-validation-name="val19" office:value-type="string" calcext:value-type="string">
            <text:p>...It should be impossible to edit columns A – C since they’re handled / generated from Master Action List?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Roll (Right)</text:p>
          </table:table-cell>
          <table:table-cell table:style-name="ce93" table:content-validation-name="val2" office:value-type="string" calcext:value-type="string">
            <text:p>Undecided</text:p>
          </table:table-cell>
          <table:table-cell table:style-name="ce95" table:content-validation-name="val3"/>
          <table:table-cell table:style-name="ce181" table:content-validation-name="val4"/>
          <table:table-cell table:style-name="ce106" table:content-validation-name="val5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Roll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Roll</text:p>
          </table:table-cell>
          <table:table-cell table:style-name="ce195" table:content-validation-name="val12"/>
          <table:table-cell table:style-name="ce141" table:content-validation-name="val13"/>
          <table:table-cell table:style-name="ce89" table:content-validation-name="val14" office:value-type="string" calcext:value-type="string">
            <text:p>§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0" table:content-validation-name="val19" office:value-type="string" calcext:value-type="string">
            <text:p>- The code should add some marking on the unused phases of the animation for clarity. (see column K)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Roll (Back)</text:p>
          </table:table-cell>
          <table:table-cell table:style-name="ce93" table:content-validation-name="val2" office:value-type="string" calcext:value-type="string">
            <text:p>Undecided</text:p>
          </table:table-cell>
          <table:table-cell table:style-name="ce95" table:content-validation-name="val3"/>
          <table:table-cell table:style-name="ce181" table:content-validation-name="val4"/>
          <table:table-cell table:style-name="ce106" table:content-validation-name="val5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Roll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Roll</text:p>
          </table:table-cell>
          <table:table-cell table:style-name="ce195" table:content-validation-name="val12"/>
          <table:table-cell table:style-name="ce141" table:content-validation-name="val13"/>
          <table:table-cell table:style-name="ce89" table:content-validation-name="val14" office:value-type="string" calcext:value-type="string">
            <text:p>§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0" table:content-validation-name="val19" office:value-type="string" calcext:value-type="string">
            <text:p><text:s text:c="4"/>This is accomplished by cross-referencing the Phases number from Master Action List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Weapon Switch</text:p>
          </table:table-cell>
          <table:table-cell table:style-name="ce93" table:content-validation-name="val2" office:value-type="string" calcext:value-type="string">
            <text:p>Undecided</text:p>
          </table:table-cell>
          <table:table-cell table:style-name="ce95" table:content-validation-name="val3"/>
          <table:table-cell table:style-name="ce181" table:content-validation-name="val4"/>
          <table:table-cell table:style-name="ce106" table:content-validation-name="val5" office:value-type="string" calcext:value-type="string">
            <text:p>No effect</text:p>
          </table:table-cell>
          <table:table-cell table:style-name="ce74" table:content-validation-name="val3"/>
          <table:table-cell table:style-name="ce186" table:content-validation-name="val6"/>
          <table:table-cell table:style-name="ce111" table:content-validation-name="val7" office:value-type="string" calcext:value-type="string">
            <text:p>No effect</text:p>
          </table:table-cell>
          <table:table-cell table:style-name="ce79" table:content-validation-name="val8"/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Switch animation</text:p>
          </table:table-cell>
          <table:table-cell table:style-name="ce195" table:content-validation-name="val12"/>
          <table:table-cell table:style-name="ce141" table:content-validation-name="val13"/>
          <table:table-cell table:style-name="ce89" table:content-validation-name="val14" office:value-type="string" calcext:value-type="string">
            <text:p>§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0" table:content-validation-name="val19" office:value-type="string" calcext:value-type="string">
            <text:p>- Code should automatically apply conditional formatting based on the rules in Reactions sheet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Jump (Result 1)</text:p>
          </table:table-cell>
          <table:table-cell table:style-name="ce93" table:content-validation-name="val2" office:value-type="string" calcext:value-type="string">
            <text:p>Undecided</text:p>
          </table:table-cell>
          <table:table-cell table:style-name="ce95" table:content-validation-name="val3"/>
          <table:table-cell table:style-name="ce181" table:content-validation-name="val4"/>
          <table:table-cell table:style-name="ce106" table:content-validation-name="val5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Jump (Ground)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Jump (Ground)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Jump (Ground)</text:p>
          </table:table-cell>
          <table:table-cell table:style-name="ce195" table:content-validation-name="val12"/>
          <table:table-cell table:style-name="ce141" table:content-validation-name="val13"/>
          <table:table-cell table:style-name="ce89" table:content-validation-name="val14" office:value-type="string" calcext:value-type="string">
            <text:p>§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0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Jump (Result 2)</text:p>
          </table:table-cell>
          <table:table-cell table:style-name="ce93" table:content-validation-name="val2" office:value-type="string" calcext:value-type="string">
            <text:p>Undecided</text:p>
          </table:table-cell>
          <table:table-cell table:style-name="ce95" table:content-validation-name="val3"/>
          <table:table-cell table:style-name="ce181" table:content-validation-name="val4"/>
          <table:table-cell table:style-name="ce106" table:content-validation-name="val5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Idle (Airborne)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Idle (Airborne)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Idle (Airborne)</text:p>
          </table:table-cell>
          <table:table-cell table:style-name="ce195" table:content-validation-name="val12"/>
          <table:table-cell table:style-name="ce141" table:content-validation-name="val13"/>
          <table:table-cell table:style-name="ce89" table:content-validation-name="val14" office:value-type="string" calcext:value-type="string">
            <text:p>§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0" table:content-validation-name="val19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Melee (S)</text:p>
          </table:table-cell>
          <table:table-cell table:style-name="ce93" table:content-validation-name="val2" office:value-type="string" calcext:value-type="string">
            <text:p>Impossible?</text:p>
          </table:table-cell>
          <table:table-cell table:style-name="ce95" table:content-validation-name="val3"/>
          <table:table-cell table:style-name="ce181" table:content-validation-name="val4"/>
          <table:table-cell table:style-name="ce106" table:content-validation-name="val5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Buffers</text:p>
          </table:table-cell>
          <table:table-cell table:style-name="ce79" table:content-validation-name="val8" office:value-type="string" calcext:value-type="string">
            <text:p>Attack s2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Buffers</text:p>
          </table:table-cell>
          <table:table-cell table:style-name="ce83" table:content-validation-name="val11" office:value-type="string" calcext:value-type="string">
            <text:p>Attack s2</text:p>
          </table:table-cell>
          <table:table-cell table:style-name="ce195" table:content-validation-name="val12"/>
          <table:table-cell table:style-name="ce141" table:content-validation-name="val13"/>
          <table:table-cell table:style-name="ce89" table:content-validation-name="val14" office:value-type="string" calcext:value-type="string">
            <text:p>§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0" table:content-validation-name="val19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Melee (S) (Long)</text:p>
          </table:table-cell>
          <table:table-cell table:style-name="ce93" table:content-validation-name="val2" office:value-type="string" calcext:value-type="string">
            <text:p>Impossible?</text:p>
          </table:table-cell>
          <table:table-cell table:style-name="ce95" table:content-validation-name="val3"/>
          <table:table-cell table:style-name="ce181" table:content-validation-name="val4"/>
          <table:table-cell table:style-name="ce106" table:content-validation-name="val5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Buffers</text:p>
          </table:table-cell>
          <table:table-cell table:style-name="ce79" table:content-validation-name="val8" office:value-type="string" calcext:value-type="string">
            <text:p>Attack s2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Buffers</text:p>
          </table:table-cell>
          <table:table-cell table:style-name="ce83" table:content-validation-name="val11" office:value-type="string" calcext:value-type="string">
            <text:p>Attack s2</text:p>
          </table:table-cell>
          <table:table-cell table:style-name="ce195" table:content-validation-name="val12"/>
          <table:table-cell table:style-name="ce141" table:content-validation-name="val13"/>
          <table:table-cell table:style-name="ce89" table:content-validation-name="val14" office:value-type="string" calcext:value-type="string">
            <text:p>§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0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Melee (T)</text:p>
          </table:table-cell>
          <table:table-cell table:style-name="ce93" table:content-validation-name="val2" office:value-type="string" calcext:value-type="string">
            <text:p>Undecided</text:p>
          </table:table-cell>
          <table:table-cell table:style-name="ce95" table:content-validation-name="val3"/>
          <table:table-cell table:style-name="ce181" table:content-validation-name="val4"/>
          <table:table-cell table:style-name="ce106" table:content-validation-name="val5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Buffers</text:p>
          </table:table-cell>
          <table:table-cell table:style-name="ce79" table:content-validation-name="val8" office:value-type="string" calcext:value-type="string">
            <text:p>Attack t1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Buffers</text:p>
          </table:table-cell>
          <table:table-cell table:style-name="ce83" table:content-validation-name="val11" office:value-type="string" calcext:value-type="string">
            <text:p>Attack t1</text:p>
          </table:table-cell>
          <table:table-cell table:style-name="ce195" table:content-validation-name="val12"/>
          <table:table-cell table:style-name="ce141" table:content-validation-name="val13"/>
          <table:table-cell table:style-name="ce89" table:content-validation-name="val14" office:value-type="string" calcext:value-type="string">
            <text:p>§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0" table:content-validation-name="val19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Melee (T) (Long)</text:p>
          </table:table-cell>
          <table:table-cell table:style-name="ce93" table:content-validation-name="val2" office:value-type="string" calcext:value-type="string">
            <text:p>Undecided</text:p>
          </table:table-cell>
          <table:table-cell table:style-name="ce95" table:content-validation-name="val3"/>
          <table:table-cell table:style-name="ce181" table:content-validation-name="val4"/>
          <table:table-cell table:style-name="ce106" table:content-validation-name="val5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Buffers</text:p>
          </table:table-cell>
          <table:table-cell table:style-name="ce79" table:content-validation-name="val8" office:value-type="string" calcext:value-type="string">
            <text:p>Attack t1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Buffers</text:p>
          </table:table-cell>
          <table:table-cell table:style-name="ce83" table:content-validation-name="val11" office:value-type="string" calcext:value-type="string">
            <text:p>Attack t1</text:p>
          </table:table-cell>
          <table:table-cell table:style-name="ce195" table:content-validation-name="val12"/>
          <table:table-cell table:style-name="ce141" table:content-validation-name="val13"/>
          <table:table-cell table:style-name="ce89" table:content-validation-name="val14" office:value-type="string" calcext:value-type="string">
            <text:p>§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0" table:content-validation-name="val19" office:value-type="string" calcext:value-type="string">
            <text:p>Validation should not be strict because it’s sometimes necessary to add variation tags to the animations?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Grab</text:p>
          </table:table-cell>
          <table:table-cell table:style-name="ce93" table:content-validation-name="val2" office:value-type="string" calcext:value-type="string">
            <text:p>Cancels</text:p>
          </table:table-cell>
          <table:table-cell table:style-name="ce96" table:content-validation-name="val3" office:value-type="string" calcext:value-type="string">
            <text:p>Grab</text:p>
          </table:table-cell>
          <table:table-cell table:style-name="ce181" table:content-validation-name="val4"/>
          <table:table-cell table:style-name="ce106" table:content-validation-name="val5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Grab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Grab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Grab</text:p>
          </table:table-cell>
          <table:table-cell table:style-name="ce195" table:content-validation-name="val12"/>
          <table:table-cell table:style-name="ce141" table:content-validation-name="val13"/>
          <table:table-cell table:style-name="ce89" table:content-validation-name="val14" office:value-type="string" calcext:value-type="string">
            <text:p>§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49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Block</text:p>
          </table:table-cell>
          <table:table-cell table:style-name="ce93" table:content-validation-name="val2" office:value-type="string" calcext:value-type="string">
            <text:p>Cancels</text:p>
          </table:table-cell>
          <table:table-cell table:style-name="ce97" table:content-validation-name="val3" office:value-type="string" calcext:value-type="string">
            <text:p>Block</text:p>
          </table:table-cell>
          <table:table-cell table:style-name="ce181" table:content-validation-name="val4"/>
          <table:table-cell table:style-name="ce106" table:content-validation-name="val5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Block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Block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Block</text:p>
          </table:table-cell>
          <table:table-cell table:style-name="ce195" table:content-validation-name="val12"/>
          <table:table-cell table:style-name="ce141" table:content-validation-name="val13"/>
          <table:table-cell table:style-name="ce89" table:content-validation-name="val14" office:value-type="string" calcext:value-type="string">
            <text:p>§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49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Magic</text:p>
          </table:table-cell>
          <table:table-cell table:style-name="ce93" table:content-validation-name="val2" office:value-type="string" calcext:value-type="string">
            <text:p>Undecided</text:p>
          </table:table-cell>
          <table:table-cell table:style-name="ce95" table:content-validation-name="val3"/>
          <table:table-cell table:style-name="ce181" table:content-validation-name="val4"/>
          <table:table-cell table:style-name="ce106" table:content-validation-name="val5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Magic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Magic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Magic</text:p>
          </table:table-cell>
          <table:table-cell table:style-name="ce195" table:content-validation-name="val12"/>
          <table:table-cell table:style-name="ce141" table:content-validation-name="val13"/>
          <table:table-cell table:style-name="ce89" table:content-validation-name="val14" office:value-type="string" calcext:value-type="string">
            <text:p>§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48" table:content-validation-name="val19" office:value-type="string" calcext:value-type="string">
            <text:p>Different functions: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Rage</text:p>
          </table:table-cell>
          <table:table-cell table:style-name="ce93" table:content-validation-name="val2" office:value-type="string" calcext:value-type="string">
            <text:p>No effect</text:p>
          </table:table-cell>
          <table:table-cell table:style-name="ce95" table:content-validation-name="val3"/>
          <table:table-cell table:style-name="ce181" table:content-validation-name="val4"/>
          <table:table-cell table:style-name="ce106" table:content-validation-name="val5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age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No effect</text:p>
          </table:table-cell>
          <table:table-cell table:style-name="ce79" table:content-validation-name="val8"/>
          <table:table-cell table:style-name="ce190" table:content-validation-name="val9"/>
          <table:table-cell table:style-name="ce115" table:content-validation-name="val10" office:value-type="string" calcext:value-type="string">
            <text:p>No effect</text:p>
          </table:table-cell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 office:value-type="string" calcext:value-type="string">
            <text:p>§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49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Pause</text:p>
          </table:table-cell>
          <table:table-cell table:style-name="ce93" table:content-validation-name="val2" office:value-type="string" calcext:value-type="string">
            <text:p>No effect</text:p>
          </table:table-cell>
          <table:table-cell table:style-name="ce95" table:content-validation-name="val3"/>
          <table:table-cell table:style-name="ce181" table:content-validation-name="val4"/>
          <table:table-cell table:style-name="ce106" table:content-validation-name="val5" office:value-type="string" calcext:value-type="string">
            <text:p>Mutual</text:p>
          </table:table-cell>
          <table:table-cell table:style-name="ce74" table:content-validation-name="val3"/>
          <table:table-cell table:style-name="ce186" table:content-validation-name="val6"/>
          <table:table-cell table:style-name="ce111" table:content-validation-name="val7" office:value-type="string" calcext:value-type="string">
            <text:p>Mutual</text:p>
          </table:table-cell>
          <table:table-cell table:style-name="ce79" table:content-validation-name="val8"/>
          <table:table-cell table:style-name="ce190" table:content-validation-name="val9"/>
          <table:table-cell table:style-name="ce115" table:content-validation-name="val10" office:value-type="string" calcext:value-type="string">
            <text:p>Mutual</text:p>
          </table:table-cell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 office:value-type="string" calcext:value-type="string">
            <text:p>§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1" table:content-validation-name="val19" office:value-type="string" calcext:value-type="string">
            <text:p>”Refresh”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7" office:value-type="string" calcext:value-type="string">
              <text:p>Retry</text:p>
            </table:table-cell>
            <table:table-cell table:style-name="ce93" table:content-validation-name="val2" office:value-type="string" calcext:value-type="string">
              <text:p>Cancels</text:p>
            </table:table-cell>
            <table:table-cell table:style-name="ce95" table:content-validation-name="val3"/>
            <table:table-cell table:style-name="ce181" table:content-validation-name="val4"/>
            <table:table-cell table:style-name="ce106" table:content-validation-name="val5" office:value-type="string" calcext:value-type="string">
              <text:p>Cancels</text:p>
            </table:table-cell>
            <table:table-cell table:style-name="ce74" table:content-validation-name="val3"/>
            <table:table-cell table:style-name="ce186" table:content-validation-name="val6"/>
            <table:table-cell table:style-name="ce111" table:content-validation-name="val7" office:value-type="string" calcext:value-type="string">
              <text:p>Cancels</text:p>
            </table:table-cell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 office:value-type="string" calcext:value-type="string">
              <text:p>Cancels</text:p>
            </table:table-cell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 office:value-type="string" calcext:value-type="string">
              <text:p>§</text:p>
            </table:table-cell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7" office:value-type="string" calcext:value-type="string">
              <text:p>Upgrade Blades</text:p>
            </table:table-cell>
            <table:table-cell table:style-name="ce93" table:content-validation-name="val2" office:value-type="string" calcext:value-type="string">
              <text:p>Mutual</text:p>
            </table:table-cell>
            <table:table-cell table:style-name="ce95" table:content-validation-name="val3"/>
            <table:table-cell table:style-name="ce181" table:content-validation-name="val4"/>
            <table:table-cell table:style-name="ce106" table:content-validation-name="val5" office:value-type="string" calcext:value-type="string">
              <text:p>Mutual</text:p>
            </table:table-cell>
            <table:table-cell table:style-name="ce74" table:content-validation-name="val3"/>
            <table:table-cell table:style-name="ce186" table:content-validation-name="val6"/>
            <table:table-cell table:style-name="ce111" table:content-validation-name="val7" office:value-type="string" calcext:value-type="string">
              <text:p>Mutual</text:p>
            </table:table-cell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 office:value-type="string" calcext:value-type="string">
              <text:p>Mutual</text:p>
            </table:table-cell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 office:value-type="string" calcext:value-type="string">
              <text:p>§</text:p>
            </table:table-cell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ce149" table:content-validation-name="val19" office:value-type="string" calcext:value-type="string">
              <text:p>The code then adds lines non-destructively or deletes rows that are no longer needed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7" office:value-type="string" calcext:value-type="string">
              <text:p>Fall</text:p>
            </table:table-cell>
            <table:table-cell table:style-name="ce93" table:content-validation-name="val2" office:value-type="string" calcext:value-type="string">
              <text:p>Undecided</text:p>
            </table:table-cell>
            <table:table-cell table:style-name="ce95" table:content-validation-name="val3"/>
            <table:table-cell table:style-name="ce181" table:content-validation-name="val4"/>
            <table:table-cell table:style-name="ce106" table:content-validation-name="val5" office:value-type="string" calcext:value-type="string">
              <text:p>Impossible?</text:p>
            </table:table-cell>
            <table:table-cell table:style-name="ce74" table:content-validation-name="val3"/>
            <table:table-cell table:style-name="ce186" table:content-validation-name="val6"/>
            <table:table-cell table:style-name="ce112" table:content-validation-name="val7" office:value-type="string" calcext:value-type="string">
              <text:p>Impossible?</text:p>
            </table:table-cell>
            <table:table-cell table:style-name="ce79" table:content-validation-name="val8"/>
            <table:table-cell table:style-name="ce190" table:content-validation-name="val9"/>
            <table:table-cell table:style-name="ce117" table:content-validation-name="val10" office:value-type="string" calcext:value-type="string">
              <text:p>Impossible?</text:p>
            </table:table-cell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 office:value-type="string" calcext:value-type="string">
              <text:p>§</text:p>
            </table:table-cell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ce149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7" office:value-type="string" calcext:value-type="string">
              <text:p>Landing</text:p>
            </table:table-cell>
            <table:table-cell table:style-name="ce93" table:content-validation-name="val2"/>
            <table:table-cell table:style-name="ce95" table:content-validation-name="val3"/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/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/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 office:value-type="string" calcext:value-type="string">
              <text:p>§</text:p>
            </table:table-cell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ce149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7" office:value-type="string" calcext:value-type="string">
              <text:p>Rope</text:p>
            </table:table-cell>
            <table:table-cell table:style-name="ce93" table:content-validation-name="val2"/>
            <table:table-cell table:style-name="ce95" table:content-validation-name="val3"/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/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/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 office:value-type="string" calcext:value-type="string">
              <text:p>§</text:p>
            </table:table-cell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ce151" table:content-validation-name="val19" office:value-type="string" calcext:value-type="string">
              <text:p>”Refresh columns”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7" office:value-type="string" calcext:value-type="string">
              <text:p>Shimmy</text:p>
            </table:table-cell>
            <table:table-cell table:style-name="ce93" table:content-validation-name="val2"/>
            <table:table-cell table:style-name="ce95" table:content-validation-name="val3"/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/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/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 office:value-type="string" calcext:value-type="string">
              <text:p>§</text:p>
            </table:table-cell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8" office:value-type="string" calcext:value-type="string">
              <text:p>Hold X</text:p>
            </table:table-cell>
            <table:table-cell table:style-name="ce93" table:content-validation-name="val2"/>
            <table:table-cell table:style-name="ce95" table:content-validation-name="val3"/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/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/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 office:value-type="string" calcext:value-type="string">
              <text:p>§</text:p>
            </table:table-cell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8" office:value-type="string" calcext:value-type="string">
              <text:p>Hold S</text:p>
            </table:table-cell>
            <table:table-cell table:style-name="ce93" table:content-validation-name="val2"/>
            <table:table-cell table:style-name="ce95" table:content-validation-name="val3"/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/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/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 office:value-type="string" calcext:value-type="string">
              <text:p>§</text:p>
            </table:table-cell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8" office:value-type="string" calcext:value-type="string">
              <text:p>Hold T</text:p>
            </table:table-cell>
            <table:table-cell table:style-name="ce93" table:content-validation-name="val2"/>
            <table:table-cell table:style-name="ce95" table:content-validation-name="val3"/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/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/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 office:value-type="string" calcext:value-type="string">
              <text:p>§</text:p>
            </table:table-cell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Default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8" office:value-type="string" calcext:value-type="string">
              <text:p>Hold O</text:p>
            </table:table-cell>
            <table:table-cell table:style-name="ce93" table:content-validation-name="val2"/>
            <table:table-cell table:style-name="ce95" table:content-validation-name="val3"/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/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/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 office:value-type="string" calcext:value-type="string">
              <text:p>§</text:p>
            </table:table-cell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ce149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40"/>
          <table:table-cell table:style-name="ce93" table:content-validation-name="val2"/>
          <table:table-cell table:style-name="ce95" table:content-validation-name="val3"/>
          <table:table-cell table:style-name="ce181" table:content-validation-name="val4"/>
          <table:table-cell table:style-name="ce106" table:content-validation-name="val5"/>
          <table:table-cell table:style-name="ce74" table:content-validation-name="val3"/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1" table:content-validation-name="val19" office:value-type="string" calcext:value-type="string">
            <text:p>”Generate inputs”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Letting go of input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 office:value-type="string" calcext:value-type="string">
            <text:p>§</text:p>
          </table:table-cell>
          <table:table-cell table:style-name="ce202" table:content-validation-name="val18"/>
          <table:table-cell table:style-name="ce149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Move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No effect</text:p>
          </table:table-cell>
          <table:table-cell table:style-name="ce79" table:content-validation-name="val8"/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Run</text:p>
          </table:table-cell>
          <table:table-cell table:style-name="ce195" table:content-validation-name="val12"/>
          <table:table-cell table:style-name="ce141" table:content-validation-name="val13" office:value-type="string" calcext:value-type="string">
            <text:p>Cancels</text:p>
          </table:table-cell>
          <table:table-cell table:style-name="ce89" table:content-validation-name="val14" office:value-type="string" calcext:value-type="string">
            <text:p>Run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 office:value-type="string" calcext:value-type="string">
            <text:p>§</text:p>
          </table:table-cell>
          <table:table-cell table:style-name="ce202" table:content-validation-name="val18"/>
          <table:table-cell table:style-name="ce150" table:content-validation-name="val19" office:value-type="string" calcext:value-type="string">
            <text:p>1. a single animation is selected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Roll (Forward)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Roll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Roll</text:p>
          </table:table-cell>
          <table:table-cell table:style-name="ce195" table:content-validation-name="val12"/>
          <table:table-cell table:style-name="ce141" table:content-validation-name="val13" office:value-type="string" calcext:value-type="string">
            <text:p>Cancels</text:p>
          </table:table-cell>
          <table:table-cell table:style-name="ce89" table:content-validation-name="val14" office:value-type="string" calcext:value-type="string">
            <text:p>Roll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 office:value-type="string" calcext:value-type="string">
            <text:p>§</text:p>
          </table:table-cell>
          <table:table-cell table:style-name="ce202" table:content-validation-name="val18"/>
          <table:table-cell table:style-name="ce150" table:content-validation-name="val19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Roll (Left)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Roll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Roll</text:p>
          </table:table-cell>
          <table:table-cell table:style-name="ce195" table:content-validation-name="val12"/>
          <table:table-cell table:style-name="ce141" table:content-validation-name="val13" office:value-type="string" calcext:value-type="string">
            <text:p>Cancels</text:p>
          </table:table-cell>
          <table:table-cell table:style-name="ce89" table:content-validation-name="val14" office:value-type="string" calcext:value-type="string">
            <text:p>Roll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 office:value-type="string" calcext:value-type="string">
            <text:p>§</text:p>
          </table:table-cell>
          <table:table-cell table:style-name="ce202" table:content-validation-name="val18"/>
          <table:table-cell table:style-name="ce150" table:content-validation-name="val19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Roll (Right)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Roll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Roll</text:p>
          </table:table-cell>
          <table:table-cell table:style-name="ce195" table:content-validation-name="val12"/>
          <table:table-cell table:style-name="ce141" table:content-validation-name="val13" office:value-type="string" calcext:value-type="string">
            <text:p>Cancels</text:p>
          </table:table-cell>
          <table:table-cell table:style-name="ce89" table:content-validation-name="val14" office:value-type="string" calcext:value-type="string">
            <text:p>Roll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 office:value-type="string" calcext:value-type="string">
            <text:p>§</text:p>
          </table:table-cell>
          <table:table-cell table:style-name="ce202" table:content-validation-name="val18"/>
          <table:table-cell table:style-name="ce150" table:content-validation-name="val19" office:value-type="string" calcext:value-type="string">
            <text:p>4. generate rows and print various inputs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Roll (Back)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Roll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Roll</text:p>
          </table:table-cell>
          <table:table-cell table:style-name="ce195" table:content-validation-name="val12"/>
          <table:table-cell table:style-name="ce141" table:content-validation-name="val13" office:value-type="string" calcext:value-type="string">
            <text:p>Cancels</text:p>
          </table:table-cell>
          <table:table-cell table:style-name="ce89" table:content-validation-name="val14" office:value-type="string" calcext:value-type="string">
            <text:p>Roll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 office:value-type="string" calcext:value-type="string">
            <text:p>§</text:p>
          </table:table-cell>
          <table:table-cell table:style-name="ce202" table:content-validation-name="val18"/>
          <table:table-cell table:style-name="ce149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Weapon Switch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Switch animation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Switch animation</text:p>
          </table:table-cell>
          <table:table-cell table:style-name="ce195" table:content-validation-name="val12"/>
          <table:table-cell table:style-name="ce141" table:content-validation-name="val13" office:value-type="string" calcext:value-type="string">
            <text:p>Cancels</text:p>
          </table:table-cell>
          <table:table-cell table:style-name="ce89" table:content-validation-name="val14" office:value-type="string" calcext:value-type="string">
            <text:p>Switch animation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 office:value-type="string" calcext:value-type="string">
            <text:p>§</text:p>
          </table:table-cell>
          <table:table-cell table:style-name="ce202" table:content-validation-name="val18"/>
          <table:table-cell table:style-name="ce149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Jump (Result 1)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Jump (Ground)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Jump (Ground)</text:p>
          </table:table-cell>
          <table:table-cell table:style-name="ce195" table:content-validation-name="val12"/>
          <table:table-cell table:style-name="ce141" table:content-validation-name="val13" office:value-type="string" calcext:value-type="string">
            <text:p>Cancels</text:p>
          </table:table-cell>
          <table:table-cell table:style-name="ce89" table:content-validation-name="val14" office:value-type="string" calcext:value-type="string">
            <text:p>Jump (Ground)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 office:value-type="string" calcext:value-type="string">
            <text:p>§</text:p>
          </table:table-cell>
          <table:table-cell table:style-name="ce202" table:content-validation-name="val18"/>
          <table:table-cell table:style-name="ce151" table:content-validation-name="val19" office:value-type="string" calcext:value-type="string">
            <text:p>”Generate variations”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Jump (Result 2)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Idle (Airborne)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Idle (Airborne)</text:p>
          </table:table-cell>
          <table:table-cell table:style-name="ce195" table:content-validation-name="val12"/>
          <table:table-cell table:style-name="ce141" table:content-validation-name="val13" office:value-type="string" calcext:value-type="string">
            <text:p>Cancels</text:p>
          </table:table-cell>
          <table:table-cell table:style-name="ce89" table:content-validation-name="val14" office:value-type="string" calcext:value-type="string">
            <text:p>Idle (Airborne)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 office:value-type="string" calcext:value-type="string">
            <text:p>§</text:p>
          </table:table-cell>
          <table:table-cell table:style-name="ce202" table:content-validation-name="val18"/>
          <table:table-cell table:style-name="ce149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Melee (S)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Buffers</text:p>
          </table:table-cell>
          <table:table-cell table:style-name="ce79" table:content-validation-name="val8" office:value-type="string" calcext:value-type="string">
            <text:p>Attack s2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Buffers</text:p>
          </table:table-cell>
          <table:table-cell table:style-name="ce83" table:content-validation-name="val11" office:value-type="string" calcext:value-type="string">
            <text:p>Attack s2</text:p>
          </table:table-cell>
          <table:table-cell table:style-name="ce195" table:content-validation-name="val12"/>
          <table:table-cell table:style-name="ce141" table:content-validation-name="val13" office:value-type="string" calcext:value-type="string">
            <text:p>Buffers</text:p>
          </table:table-cell>
          <table:table-cell table:style-name="ce89" table:content-validation-name="val14" office:value-type="string" calcext:value-type="string">
            <text:p>Attack s2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 office:value-type="string" calcext:value-type="string">
            <text:p>§</text:p>
          </table:table-cell>
          <table:table-cell table:style-name="ce202" table:content-validation-name="val18"/>
          <table:table-cell table:style-name="ce150" table:content-validation-name="val19" office:value-type="string" calcext:value-type="string">
            <text:p>1. a single animation is selected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Melee (S) (Long)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Buffers</text:p>
          </table:table-cell>
          <table:table-cell table:style-name="ce79" table:content-validation-name="val8" office:value-type="string" calcext:value-type="string">
            <text:p>Attack s2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Buffers</text:p>
          </table:table-cell>
          <table:table-cell table:style-name="ce83" table:content-validation-name="val11" office:value-type="string" calcext:value-type="string">
            <text:p>Attack s2</text:p>
          </table:table-cell>
          <table:table-cell table:style-name="ce195" table:content-validation-name="val12"/>
          <table:table-cell table:style-name="ce141" table:content-validation-name="val13" office:value-type="string" calcext:value-type="string">
            <text:p>Buffers</text:p>
          </table:table-cell>
          <table:table-cell table:style-name="ce89" table:content-validation-name="val14" office:value-type="string" calcext:value-type="string">
            <text:p>Attack s2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 office:value-type="string" calcext:value-type="string">
            <text:p>§</text:p>
          </table:table-cell>
          <table:table-cell table:style-name="ce202" table:content-validation-name="val18"/>
          <table:table-cell table:style-name="ce150" table:content-validation-name="val19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Melee (T)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Buffers</text:p>
          </table:table-cell>
          <table:table-cell table:style-name="ce79" table:content-validation-name="val8" office:value-type="string" calcext:value-type="string">
            <text:p>Attack t1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Buffers</text:p>
          </table:table-cell>
          <table:table-cell table:style-name="ce83" table:content-validation-name="val11" office:value-type="string" calcext:value-type="string">
            <text:p>Attack t1</text:p>
          </table:table-cell>
          <table:table-cell table:style-name="ce195" table:content-validation-name="val12"/>
          <table:table-cell table:style-name="ce141" table:content-validation-name="val13" office:value-type="string" calcext:value-type="string">
            <text:p>Buffers</text:p>
          </table:table-cell>
          <table:table-cell table:style-name="ce89" table:content-validation-name="val14" office:value-type="string" calcext:value-type="string">
            <text:p>Attack t1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 office:value-type="string" calcext:value-type="string">
            <text:p>§</text:p>
          </table:table-cell>
          <table:table-cell table:style-name="ce202" table:content-validation-name="val18"/>
          <table:table-cell table:style-name="ce150" table:content-validation-name="val19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Melee (T) (Long)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Buffers</text:p>
          </table:table-cell>
          <table:table-cell table:style-name="ce79" table:content-validation-name="val8" office:value-type="string" calcext:value-type="string">
            <text:p>Attack t1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Buffers</text:p>
          </table:table-cell>
          <table:table-cell table:style-name="ce83" table:content-validation-name="val11" office:value-type="string" calcext:value-type="string">
            <text:p>Attack t1</text:p>
          </table:table-cell>
          <table:table-cell table:style-name="ce195" table:content-validation-name="val12"/>
          <table:table-cell table:style-name="ce141" table:content-validation-name="val13" office:value-type="string" calcext:value-type="string">
            <text:p>Buffers</text:p>
          </table:table-cell>
          <table:table-cell table:style-name="ce89" table:content-validation-name="val14" office:value-type="string" calcext:value-type="string">
            <text:p>Attack t1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 office:value-type="string" calcext:value-type="string">
            <text:p>§</text:p>
          </table:table-cell>
          <table:table-cell table:style-name="ce202" table:content-validation-name="val18"/>
          <table:table-cell table:style-name="ce150" table:content-validation-name="val19" office:value-type="string" calcext:value-type="string">
            <text:p>4. generate rows according to the rules of Modifier List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Grab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Grab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Grab</text:p>
          </table:table-cell>
          <table:table-cell table:style-name="ce195" table:content-validation-name="val12"/>
          <table:table-cell table:style-name="ce141" table:content-validation-name="val13" office:value-type="string" calcext:value-type="string">
            <text:p>Cancels</text:p>
          </table:table-cell>
          <table:table-cell table:style-name="ce89" table:content-validation-name="val14" office:value-type="string" calcext:value-type="string">
            <text:p>Grab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 office:value-type="string" calcext:value-type="string">
            <text:p>§</text:p>
          </table:table-cell>
          <table:table-cell table:style-name="ce202" table:content-validation-name="val18"/>
          <table:table-cell table:style-name="ce149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Block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Block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Block</text:p>
          </table:table-cell>
          <table:table-cell table:style-name="ce195" table:content-validation-name="val12"/>
          <table:table-cell table:style-name="ce141" table:content-validation-name="val13" office:value-type="string" calcext:value-type="string">
            <text:p>Cancels</text:p>
          </table:table-cell>
          <table:table-cell table:style-name="ce89" table:content-validation-name="val14" office:value-type="string" calcext:value-type="string">
            <text:p>Block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 office:value-type="string" calcext:value-type="string">
            <text:p>§</text:p>
          </table:table-cell>
          <table:table-cell table:style-name="ce202" table:content-validation-name="val18"/>
          <table:table-cell table:style-name="ce149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Magic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Magic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Cancels</text:p>
          </table:table-cell>
          <table:table-cell table:style-name="ce83" table:content-validation-name="val11" office:value-type="string" calcext:value-type="string">
            <text:p>Magic</text:p>
          </table:table-cell>
          <table:table-cell table:style-name="ce195" table:content-validation-name="val12"/>
          <table:table-cell table:style-name="ce141" table:content-validation-name="val13" office:value-type="string" calcext:value-type="string">
            <text:p>Cancels</text:p>
          </table:table-cell>
          <table:table-cell table:style-name="ce89" table:content-validation-name="val14" office:value-type="string" calcext:value-type="string">
            <text:p>Magic</text:p>
          </table:table-cell>
          <table:table-cell table:style-name="ce199" table:content-validation-name="val15"/>
          <table:table-cell table:style-name="ce144" table:content-validation-name="val16"/>
          <table:table-cell table:style-name="ce145" table:content-validation-name="val17" office:value-type="string" calcext:value-type="string">
            <text:p>§</text:p>
          </table:table-cell>
          <table:table-cell table:style-name="ce202" table:content-validation-name="val18"/>
          <table:table-cell table:style-name="ce151" table:content-validation-name="val19" office:value-type="string" calcext:value-type="string">
            <text:p>”Add conditional formatting”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Rage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Rage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No effect</text:p>
          </table:table-cell>
          <table:table-cell table:style-name="ce83" table:content-validation-name="val11"/>
          <table:table-cell table:style-name="ce195" table:content-validation-name="val12"/>
          <table:table-cell table:style-name="ce141" table:content-validation-name="val13" office:value-type="string" calcext:value-type="string">
            <text:p>No effect</text:p>
          </table:table-cell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 office:value-type="string" calcext:value-type="string">
            <text:p>§</text:p>
          </table:table-cell>
          <table:table-cell table:style-name="ce202" table:content-validation-name="val18"/>
          <table:table-cell table:style-name="ce149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Pause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Mutual</text:p>
          </table:table-cell>
          <table:table-cell table:style-name="ce79" table:content-validation-name="val8"/>
          <table:table-cell table:style-name="ce190" table:content-validation-name="val9"/>
          <table:table-cell table:style-name="ce115" table:content-validation-name="val10" office:value-type="string" calcext:value-type="string">
            <text:p>Mutual</text:p>
          </table:table-cell>
          <table:table-cell table:style-name="ce83" table:content-validation-name="val11"/>
          <table:table-cell table:style-name="ce195" table:content-validation-name="val12"/>
          <table:table-cell table:style-name="ce141" table:content-validation-name="val13" office:value-type="string" calcext:value-type="string">
            <text:p>Mutual</text:p>
          </table:table-cell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 office:value-type="string" calcext:value-type="string">
            <text:p>§</text:p>
          </table:table-cell>
          <table:table-cell table:style-name="ce202" table:content-validation-name="val18"/>
          <table:table-cell table:style-name="ce150" table:content-validation-name="val19" office:value-type="string" calcext:value-type="string">
            <text:p>1. delete existing rules for conditional formatting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7" office:value-type="string" calcext:value-type="string">
              <text:p>Retry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 office:value-type="string" calcext:value-type="string">
              <text:p>Cancels</text:p>
            </table:table-cell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 office:value-type="string" calcext:value-type="string">
              <text:p>Cancels</text:p>
            </table:table-cell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 office:value-type="string" calcext:value-type="string">
              <text:p>Cancels</text:p>
            </table:table-cell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 office:value-type="string" calcext:value-type="string">
              <text:p>§</text:p>
            </table:table-cell>
            <table:table-cell table:style-name="ce202" table:content-validation-name="val18"/>
            <table:table-cell table:style-name="ce150" table:content-validation-name="val19" office:value-type="string" calcext:value-type="string">
              <text:p>2. find new rules for conditional formatting from Reactions sheet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7" office:value-type="string" calcext:value-type="string">
              <text:p>Upgrade Blades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/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 office:value-type="string" calcext:value-type="string">
              <text:p>§</text:p>
            </table:table-cell>
            <table:table-cell table:style-name="ce202" table:content-validation-name="val18"/>
            <table:table-cell table:style-name="ce152" table:content-validation-name="val19" office:value-type="string" calcext:value-type="string">
              <text:p>3. apply new rules for conditional formatting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7" office:value-type="string" calcext:value-type="string">
              <text:p>Upgrade Head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/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 office:value-type="string" calcext:value-type="string">
              <text:p>§</text:p>
            </table:table-cell>
            <table:table-cell table:style-name="ce202" table:content-validation-name="val18"/>
            <table:table-cell table:style-name="ce153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7" office:value-type="string" calcext:value-type="string">
              <text:p>Fall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/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 office:value-type="string" calcext:value-type="string">
              <text:p>§</text:p>
            </table:table-cell>
            <table:table-cell table:style-name="ce202" table:content-validation-name="val18"/>
            <table:table-cell table:style-name="ce153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7" office:value-type="string" calcext:value-type="string">
              <text:p>Landing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/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 office:value-type="string" calcext:value-type="string">
              <text:p>§</text:p>
            </table:table-cell>
            <table:table-cell table:style-name="ce202" table:content-validation-name="val18"/>
            <table:table-cell table:style-name="ce154" table:content-validation-name="val19" office:value-type="string" calcext:value-type="string">
              <text:p>”Generate both inputs + variations for an animation”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7" office:value-type="string" calcext:value-type="string">
              <text:p>Hang From Ledge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/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 office:value-type="string" calcext:value-type="string">
              <text:p>§</text:p>
            </table:table-cell>
            <table:table-cell table:style-name="ce202" table:content-validation-name="val18"/>
            <table:table-cell table:style-name="ce153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7" office:value-type="string" calcext:value-type="string">
              <text:p>Water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/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 office:value-type="string" calcext:value-type="string">
              <text:p>§</text:p>
            </table:table-cell>
            <table:table-cell table:style-name="ce202" table:content-validation-name="val18"/>
            <table:table-cell table:style-name="ce153" table:content-validation-name="val19" office:value-type="string" calcext:value-type="string">
              <text:p>a combination of the above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7" office:value-type="string" calcext:value-type="string">
              <text:p>Rope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/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 office:value-type="string" calcext:value-type="string">
              <text:p>§</text:p>
            </table:table-cell>
            <table:table-cell table:style-name="ce202" table:content-validation-name="val18"/>
            <table:table-cell table:style-name="ce153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7" office:value-type="string" calcext:value-type="string">
              <text:p>Shimmy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/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 office:value-type="string" calcext:value-type="string">
              <text:p>§</text:p>
            </table:table-cell>
            <table:table-cell table:style-name="ce202" table:content-validation-name="val18"/>
            <table:table-cell table:style-name="ce153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8" office:value-type="string" calcext:value-type="string">
              <text:p>Hold X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/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 office:value-type="string" calcext:value-type="string">
              <text:p>§</text:p>
            </table:table-cell>
            <table:table-cell table:style-name="ce202" table:content-validation-name="val18"/>
            <table:table-cell table:style-name="ce154" table:content-validation-name="val19" office:value-type="string" calcext:value-type="string">
              <text:p>”Generate both inputs + variations for all animations + add conditional formatting”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8" office:value-type="string" calcext:value-type="string">
              <text:p>Hold S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/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 office:value-type="string" calcext:value-type="string">
              <text:p>§</text:p>
            </table:table-cell>
            <table:table-cell table:style-name="ce202" table:content-validation-name="val18"/>
            <table:table-cell table:style-name="ce153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8" office:value-type="string" calcext:value-type="string">
              <text:p>Hold T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/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 office:value-type="string" calcext:value-type="string">
              <text:p>§</text:p>
            </table:table-cell>
            <table:table-cell table:style-name="ce202" table:content-validation-name="val18"/>
            <table:table-cell table:style-name="ce152" table:content-validation-name="val19" office:value-type="string" calcext:value-type="string">
              <text:p>a combination of the above for all possible animations that are listed in Master Animation List. Should generate or update a whole ready-to-use list of animations automatically based on established rules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8" office:value-type="string" calcext:value-type="string">
              <text:p>Hold O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/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ce155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59"/>
          <table:table-cell table:style-name="ce93" table:content-validation-name="val2"/>
          <table:table-cell table:style-name="ce95" table:content-validation-name="val3"/>
          <table:table-cell table:style-name="ce181" table:content-validation-name="val4"/>
          <table:table-cell table:style-name="ce106" table:content-validation-name="val5"/>
          <table:table-cell table:style-name="ce74" table:content-validation-name="val3"/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Letting go of input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 office:value-type="string" calcext:value-type="string">
            <text:p>§</text:p>
          </table:table-cell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Move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No effect</text:p>
          </table:table-cell>
          <table:table-cell table:style-name="ce79" table:content-validation-name="val8"/>
          <table:table-cell table:style-name="ce190" table:content-validation-name="val9"/>
          <table:table-cell table:style-name="ce115" table:content-validation-name="val10" office:value-type="string" calcext:value-type="string">
            <text:p>§</text:p>
          </table:table-cell>
          <table:table-cell table:style-name="ce99" table:content-validation-name="val11"/>
          <table:table-cell table:style-name="ce196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Roll (Forward)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Roll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§</text:p>
          </table:table-cell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Roll (Left)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Roll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§</text:p>
          </table:table-cell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Roll (Right)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Roll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§</text:p>
          </table:table-cell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Roll (Back)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Roll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§</text:p>
          </table:table-cell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Weapon Switch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Switch animation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§</text:p>
          </table:table-cell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Jump (Result 1)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Jump (Ground)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§</text:p>
          </table:table-cell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Jump (Result 2)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Special</text:p>
          </table:table-cell>
          <table:table-cell table:style-name="ce79" table:content-validation-name="val8" office:value-type="string" calcext:value-type="string">
            <text:p>Idle (Airborne)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§</text:p>
          </table:table-cell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Melee (S)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Buffers</text:p>
          </table:table-cell>
          <table:table-cell table:style-name="ce79" table:content-validation-name="val8" office:value-type="string" calcext:value-type="string">
            <text:p>Attack s2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§</text:p>
          </table:table-cell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Melee (T)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Buffers</text:p>
          </table:table-cell>
          <table:table-cell table:style-name="ce79" table:content-validation-name="val8" office:value-type="string" calcext:value-type="string">
            <text:p>Attack t1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§</text:p>
          </table:table-cell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Grab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Grab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§</text:p>
          </table:table-cell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Block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Block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§</text:p>
          </table:table-cell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Magic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Magic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§</text:p>
          </table:table-cell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Rage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Cancels</text:p>
          </table:table-cell>
          <table:table-cell table:style-name="ce79" table:content-validation-name="val8" office:value-type="string" calcext:value-type="string">
            <text:p>Rage</text:p>
          </table:table-cell>
          <table:table-cell table:style-name="ce190" table:content-validation-name="val9"/>
          <table:table-cell table:style-name="ce115" table:content-validation-name="val10" office:value-type="string" calcext:value-type="string">
            <text:p>§</text:p>
          </table:table-cell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Pause</text:p>
          </table:table-cell>
          <table:table-cell table:style-name="ce93" table:content-validation-name="val2"/>
          <table:table-cell table:style-name="ce95" table:content-validation-name="val3" office:value-type="string" calcext:value-type="string">
            <text:p>§</text:p>
          </table:table-cell>
          <table:table-cell table:style-name="ce181" table:content-validation-name="val4"/>
          <table:table-cell table:style-name="ce106" table:content-validation-name="val5"/>
          <table:table-cell table:style-name="ce74" table:content-validation-name="val3" office:value-type="string" calcext:value-type="string">
            <text:p>§</text:p>
          </table:table-cell>
          <table:table-cell table:style-name="ce186" table:content-validation-name="val6"/>
          <table:table-cell table:style-name="ce111" table:content-validation-name="val7" office:value-type="string" calcext:value-type="string">
            <text:p>Mutual</text:p>
          </table:table-cell>
          <table:table-cell table:style-name="ce79" table:content-validation-name="val8"/>
          <table:table-cell table:style-name="ce190" table:content-validation-name="val9"/>
          <table:table-cell table:style-name="ce115" table:content-validation-name="val10" office:value-type="string" calcext:value-type="string">
            <text:p>§</text:p>
          </table:table-cell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7" office:value-type="string" calcext:value-type="string">
              <text:p>Retry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 office:value-type="string" calcext:value-type="string">
              <text:p>Cancels</text:p>
            </table:table-cell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 office:value-type="string" calcext:value-type="string">
              <text:p>§</text:p>
            </table:table-cell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ce155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7" office:value-type="string" calcext:value-type="string">
              <text:p>Upgrade Blades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 office:value-type="string" calcext:value-type="string">
              <text:p>§</text:p>
            </table:table-cell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ce155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7" office:value-type="string" calcext:value-type="string">
              <text:p>Upgrade Head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 office:value-type="string" calcext:value-type="string">
              <text:p>§</text:p>
            </table:table-cell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ce155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7" office:value-type="string" calcext:value-type="string">
              <text:p>Fall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 office:value-type="string" calcext:value-type="string">
              <text:p>§</text:p>
            </table:table-cell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ce155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7" office:value-type="string" calcext:value-type="string">
              <text:p>Landing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 office:value-type="string" calcext:value-type="string">
              <text:p>§</text:p>
            </table:table-cell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ce155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7" office:value-type="string" calcext:value-type="string">
              <text:p>Hang From Ledge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 office:value-type="string" calcext:value-type="string">
              <text:p>§</text:p>
            </table:table-cell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ce155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7" office:value-type="string" calcext:value-type="string">
              <text:p>Water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 office:value-type="string" calcext:value-type="string">
              <text:p>§</text:p>
            </table:table-cell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ce155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7" office:value-type="string" calcext:value-type="string">
              <text:p>Rope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 office:value-type="string" calcext:value-type="string">
              <text:p>§</text:p>
            </table:table-cell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ce155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7" office:value-type="string" calcext:value-type="string">
              <text:p>Shimmy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 office:value-type="string" calcext:value-type="string">
              <text:p>§</text:p>
            </table:table-cell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ce155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8" office:value-type="string" calcext:value-type="string">
              <text:p>Hold X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 office:value-type="string" calcext:value-type="string">
              <text:p>§</text:p>
            </table:table-cell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ce155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8" office:value-type="string" calcext:value-type="string">
              <text:p>Hold S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 office:value-type="string" calcext:value-type="string">
              <text:p>§</text:p>
            </table:table-cell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ce155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8" office:value-type="string" calcext:value-type="string">
              <text:p>Hold T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 office:value-type="string" calcext:value-type="string">
              <text:p>§</text:p>
            </table:table-cell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ce155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8" office:value-type="string" calcext:value-type="string">
              <text:p>Hold O</text:p>
            </table:table-cell>
            <table:table-cell table:style-name="ce93" table:content-validation-name="val2"/>
            <table:table-cell table:style-name="ce95" table:content-validation-name="val3" office:value-type="string" calcext:value-type="string">
              <text:p>§</text:p>
            </table:table-cell>
            <table:table-cell table:style-name="ce181" table:content-validation-name="val4"/>
            <table:table-cell table:style-name="ce106" table:content-validation-name="val5"/>
            <table:table-cell table:style-name="ce74" table:content-validation-name="val3" office:value-type="string" calcext:value-type="string">
              <text:p>§</text:p>
            </table:table-cell>
            <table:table-cell table:style-name="ce186" table:content-validation-name="val6"/>
            <table:table-cell table:style-name="ce111" table:content-validation-name="val7"/>
            <table:table-cell table:style-name="ce79" table:content-validation-name="val8"/>
            <table:table-cell table:style-name="ce190" table:content-validation-name="val9"/>
            <table:table-cell table:style-name="ce115" table:content-validation-name="val10" office:value-type="string" calcext:value-type="string">
              <text:p>§</text:p>
            </table:table-cell>
            <table:table-cell table:style-name="ce83" table:content-validation-name="val11"/>
            <table:table-cell table:style-name="ce195" table:content-validation-name="val12"/>
            <table:table-cell table:style-name="ce141" table:content-validation-name="val13"/>
            <table:table-cell table:style-name="ce89" table:content-validation-name="val14"/>
            <table:table-cell table:style-name="ce199" table:content-validation-name="val15"/>
            <table:table-cell table:style-name="ce144" table:content-validation-name="val16"/>
            <table:table-cell table:style-name="ce145" table:content-validation-name="val17"/>
            <table:table-cell table:style-name="ce202" table:content-validation-name="val18"/>
            <table:table-cell table:style-name="ce155" table:content-validation-name="val19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40"/>
          <table:table-cell table:style-name="ce93" table:content-validation-name="val2"/>
          <table:table-cell table:style-name="ce95" table:content-validation-name="val3"/>
          <table:table-cell table:style-name="ce181" table:content-validation-name="val4"/>
          <table:table-cell table:style-name="ce106" table:content-validation-name="val5"/>
          <table:table-cell table:style-name="ce74" table:content-validation-name="val3"/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Letting go of input</text:p>
          </table:table-cell>
          <table:table-cell table:style-name="ce93" table:content-validation-name="val2"/>
          <table:table-cell table:style-name="ce95" table:content-validation-name="val3"/>
          <table:table-cell table:style-name="ce181" table:content-validation-name="val4"/>
          <table:table-cell table:style-name="ce106" table:content-validation-name="val5"/>
          <table:table-cell table:style-name="ce74" table:content-validation-name="val3"/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Move</text:p>
          </table:table-cell>
          <table:table-cell table:style-name="ce93" table:content-validation-name="val2"/>
          <table:table-cell table:style-name="ce95" table:content-validation-name="val3"/>
          <table:table-cell table:style-name="ce181" table:content-validation-name="val4"/>
          <table:table-cell table:style-name="ce106" table:content-validation-name="val5"/>
          <table:table-cell table:style-name="ce74" table:content-validation-name="val3"/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Rush</text:p>
          </table:table-cell>
          <table:table-cell table:style-name="ce93" table:content-validation-name="val2"/>
          <table:table-cell table:style-name="ce95" table:content-validation-name="val3"/>
          <table:table-cell table:style-name="ce181" table:content-validation-name="val4"/>
          <table:table-cell table:style-name="ce106" table:content-validation-name="val5"/>
          <table:table-cell table:style-name="ce74" table:content-validation-name="val3"/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Retry</text:p>
          </table:table-cell>
          <table:table-cell table:style-name="ce93" table:content-validation-name="val2"/>
          <table:table-cell table:style-name="ce95" table:content-validation-name="val3"/>
          <table:table-cell table:style-name="ce181" table:content-validation-name="val4"/>
          <table:table-cell table:style-name="ce106" table:content-validation-name="val5"/>
          <table:table-cell table:style-name="ce74" table:content-validation-name="val3"/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Upgrade Blades</text:p>
          </table:table-cell>
          <table:table-cell table:style-name="ce93" table:content-validation-name="val2"/>
          <table:table-cell table:style-name="ce95" table:content-validation-name="val3"/>
          <table:table-cell table:style-name="ce181" table:content-validation-name="val4"/>
          <table:table-cell table:style-name="ce106" table:content-validation-name="val5"/>
          <table:table-cell table:style-name="ce74" table:content-validation-name="val3"/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Upgrade Head</text:p>
          </table:table-cell>
          <table:table-cell table:style-name="ce93" table:content-validation-name="val2"/>
          <table:table-cell table:style-name="ce95" table:content-validation-name="val3"/>
          <table:table-cell table:style-name="ce181" table:content-validation-name="val4"/>
          <table:table-cell table:style-name="ce106" table:content-validation-name="val5"/>
          <table:table-cell table:style-name="ce74" table:content-validation-name="val3"/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Prompt 1</text:p>
          </table:table-cell>
          <table:table-cell table:style-name="ce93" table:content-validation-name="val2"/>
          <table:table-cell table:style-name="ce95" table:content-validation-name="val3"/>
          <table:table-cell table:style-name="ce181" table:content-validation-name="val4"/>
          <table:table-cell table:style-name="ce106" table:content-validation-name="val5"/>
          <table:table-cell table:style-name="ce74" table:content-validation-name="val3"/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2"/>
          <table:table-cell table:style-name="ce95" table:content-validation-name="val3"/>
          <table:table-cell table:style-name="ce181" table:content-validation-name="val4"/>
          <table:table-cell table:style-name="ce106" table:content-validation-name="val5"/>
          <table:table-cell table:style-name="ce74" table:content-validation-name="val3"/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47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2"/>
          <table:table-cell table:style-name="ce95" table:content-validation-name="val3"/>
          <table:table-cell table:style-name="ce181" table:content-validation-name="val4"/>
          <table:table-cell table:style-name="ce106" table:content-validation-name="val5"/>
          <table:table-cell table:style-name="ce74" table:content-validation-name="val3"/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2"/>
          <table:table-cell table:style-name="ce95" table:content-validation-name="val3"/>
          <table:table-cell table:style-name="ce181" table:content-validation-name="val4"/>
          <table:table-cell table:style-name="ce106" table:content-validation-name="val5"/>
          <table:table-cell table:style-name="ce74" table:content-validation-name="val3"/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Default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2"/>
          <table:table-cell table:style-name="ce95" table:content-validation-name="val3"/>
          <table:table-cell table:style-name="ce181" table:content-validation-name="val4"/>
          <table:table-cell table:style-name="ce106" table:content-validation-name="val5"/>
          <table:table-cell table:style-name="ce74" table:content-validation-name="val3"/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2"/>
          <table:table-cell table:style-name="ce95" table:content-validation-name="val3"/>
          <table:table-cell table:style-name="ce181" table:content-validation-name="val4"/>
          <table:table-cell table:style-name="ce106" table:content-validation-name="val5"/>
          <table:table-cell table:style-name="ce74" table:content-validation-name="val3"/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47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2"/>
          <table:table-cell table:style-name="ce95" table:content-validation-name="val3"/>
          <table:table-cell table:style-name="ce181" table:content-validation-name="val4"/>
          <table:table-cell table:style-name="ce106" table:content-validation-name="val5"/>
          <table:table-cell table:style-name="ce74" table:content-validation-name="val3"/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55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2"/>
          <table:table-cell table:style-name="ce95" table:content-validation-name="val3"/>
          <table:table-cell table:style-name="ce181" table:content-validation-name="val4"/>
          <table:table-cell table:style-name="ce106" table:content-validation-name="val5"/>
          <table:table-cell table:style-name="ce74" table:content-validation-name="val3"/>
          <table:table-cell table:style-name="ce186" table:content-validation-name="val6"/>
          <table:table-cell table:style-name="ce111" table:content-validation-name="val7"/>
          <table:table-cell table:style-name="ce79" table:content-validation-name="val8"/>
          <table:table-cell table:style-name="ce190" table:content-validation-name="val9"/>
          <table:table-cell table:style-name="ce115" table:content-validation-name="val10"/>
          <table:table-cell table:style-name="ce83" table:content-validation-name="val11"/>
          <table:table-cell table:style-name="ce195" table:content-validation-name="val12"/>
          <table:table-cell table:style-name="ce141" table:content-validation-name="val13"/>
          <table:table-cell table:style-name="ce89" table:content-validation-name="val14"/>
          <table:table-cell table:style-name="ce199" table:content-validation-name="val15"/>
          <table:table-cell table:style-name="ce144" table:content-validation-name="val16"/>
          <table:table-cell table:style-name="ce145" table:content-validation-name="val17"/>
          <table:table-cell table:style-name="ce202" table:content-validation-name="val18"/>
          <table:table-cell table:style-name="ce147" table:content-validation-name="val19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 table:number-rows-repeated="1046360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number-columns-repeated="876"/>
        </table:table-row>
        <table:table-row table:style-name="ro1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number-columns-repeated="876"/>
        </table:table-row>
        <calcext:conditional-formats>
          <calcext:conditional-format calcext:target-range-address="'Mechanics Test'.Y2:'Mechanics Test'.AF3 'Mechanics Test'.Y155:'Mechanics Test'.AF2215 'Mechanics Test'.Y105:'Mechanics Test'.AF154 'Mechanics Test'.Y51:'Mechanics Test'.AF104 'Mechanics Test'.G2:'Mechanics Test'.R22 'Mechanics Test'.Y4:'Mechanics Test'.AF50 'Mechanics Test'.G24:'Mechanics Test'.R2215 'Mechanics Test'.G23:'Mechanics Test'.I23 'Mechanics Test'.N23:'Mechanics Test'.R23 'Mechanics Test'.K23:'Mechanics Test'.L23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3:'Mechanics Test'.J23">
            <calcext:condition calcext:apply-style-name="Red bg" calcext:value="=&quot;Cancels&quot;" calcext:base-cell-address="'Mechanics Test'.J23"/>
            <calcext:condition calcext:apply-style-name="Light orange bg" calcext:value="=&quot;Follows&quot;" calcext:base-cell-address="'Mechanics Test'.J23"/>
            <calcext:condition calcext:apply-style-name="Yellow bg" calcext:value="=&quot;Buffers&quot;" calcext:base-cell-address="'Mechanics Test'.J23"/>
            <calcext:condition calcext:apply-style-name="Light blue bg" calcext:value="=&quot;Mutual&quot;" calcext:base-cell-address="'Mechanics Test'.J23"/>
            <calcext:condition calcext:apply-style-name="Green bg" calcext:value="=&quot;Special&quot;" calcext:base-cell-address="'Mechanics Test'.J23"/>
            <calcext:condition calcext:apply-style-name="Blue bg" calcext:value="=&quot;Prereq&quot;" calcext:base-cell-address="'Mechanics Test'.J23"/>
            <calcext:condition calcext:apply-style-name="Light gray bg" calcext:value="=&quot;Impossible?&quot;" calcext:base-cell-address="'Mechanics Test'.J23"/>
            <calcext:condition calcext:apply-style-name="Dark gray bg" calcext:value="=&quot;§§§&quot;" calcext:base-cell-address="'Mechanics Test'.J23"/>
            <calcext:condition calcext:apply-style-name="Dark gray bg" calcext:value="contains-text(&quot;!!&quot;)" calcext:base-cell-address="'Mechanics Test'.J23"/>
            <calcext:condition calcext:apply-style-name="Purple bg" calcext:value="=&quot;???&quot;" calcext:base-cell-address="'Mechanics Test'.J23"/>
            <calcext:condition calcext:apply-style-name="Light gray bg" calcext:value="=&quot;No effect&quot;" calcext:base-cell-address="'Mechanics Test'.J23"/>
          </calcext:conditional-format>
          <calcext:conditional-format calcext:target-range-address="'Mechanics Test'.M23:'Mechanics Test'.M23">
            <calcext:condition calcext:apply-style-name="Red bg" calcext:value="=&quot;Cancels&quot;" calcext:base-cell-address="'Mechanics Test'.M23"/>
            <calcext:condition calcext:apply-style-name="Light orange bg" calcext:value="=&quot;Follows&quot;" calcext:base-cell-address="'Mechanics Test'.M23"/>
            <calcext:condition calcext:apply-style-name="Yellow bg" calcext:value="=&quot;Buffers&quot;" calcext:base-cell-address="'Mechanics Test'.M23"/>
            <calcext:condition calcext:apply-style-name="Light blue bg" calcext:value="=&quot;Mutual&quot;" calcext:base-cell-address="'Mechanics Test'.M23"/>
            <calcext:condition calcext:apply-style-name="Green bg" calcext:value="=&quot;Special&quot;" calcext:base-cell-address="'Mechanics Test'.M23"/>
            <calcext:condition calcext:apply-style-name="Blue bg" calcext:value="=&quot;Prereq&quot;" calcext:base-cell-address="'Mechanics Test'.M23"/>
            <calcext:condition calcext:apply-style-name="Light gray bg" calcext:value="=&quot;Impossible?&quot;" calcext:base-cell-address="'Mechanics Test'.M23"/>
            <calcext:condition calcext:apply-style-name="Dark gray bg" calcext:value="=&quot;§§§&quot;" calcext:base-cell-address="'Mechanics Test'.M23"/>
            <calcext:condition calcext:apply-style-name="Dark gray bg" calcext:value="contains-text(&quot;!!&quot;)" calcext:base-cell-address="'Mechanics Test'.M23"/>
            <calcext:condition calcext:apply-style-name="Purple bg" calcext:value="=&quot;???&quot;" calcext:base-cell-address="'Mechanics Test'.M23"/>
            <calcext:condition calcext:apply-style-name="Light gray bg" calcext:value="=&quot;No effect&quot;" calcext:base-cell-address="'Mechanics Test'.M23"/>
          </calcext:conditional-format>
          <calcext:conditional-format calcext:target-range-address="'Mechanics Test'.D2:'Mechanics Test'.F15 'Mechanics Test'.D18:'Mechanics Test'.F2215 'Mechanics Test'.D16:'Mechanics Test'.D17 'Mechanics Test'.F16:'Mechanics Test'.F17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55:'Mechanics Test'.X2215 'Mechanics Test'.S105:'Mechanics Test'.U154 'Mechanics Test'.W105:'Mechanics Test'.X154 'Mechanics Test'.S51:'Mechanics Test'.X104 'Mechanics Test'.W4:'Mechanics Test'.X50 'Mechanics Test'.S4:'Mechanics Test'.U50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0:'Mechanics Test'.V61 'Mechanics Test'.V4:'Mechanics Test'.V20 'Mechanics Test'.V22:'Mechanics Test'.V25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</calcext:conditional-formats>
      </table:table>
      <table:table table:name="Simultaneous Test" table:style-name="ta1">
        <table:table-column table:style-name="co60" table:default-cell-style-name="Default"/>
        <table:table-column table:style-name="co17" table:number-columns-repeated="12" table:default-cell-style-name="Default"/>
        <table:table-row table:style-name="ro1">
          <table:table-cell table:style-name="ce215"/>
          <table:table-cell table:style-name="ce215" table:content-validation-name="val20" office:value-type="string" calcext:value-type="string">
            <text:p>Attack s1</text:p>
          </table:table-cell>
          <table:table-cell table:style-name="ce215"/>
          <table:table-cell table:style-name="ce215" table:content-validation-name="val21" office:value-type="string" calcext:value-type="string">
            <text:p>Attack s2</text:p>
          </table:table-cell>
          <table:table-cell table:style-name="ce215"/>
          <table:table-cell table:style-name="ce215" table:content-validation-name="val22" office:value-type="string" calcext:value-type="string">
            <text:p>Attack s3</text:p>
          </table:table-cell>
          <table:table-cell table:style-name="ce215"/>
          <table:table-cell table:style-name="ce215" table:content-validation-name="val23" office:value-type="string" calcext:value-type="string">
            <text:p>Attack s4</text:p>
          </table:table-cell>
          <table:table-cell table:style-name="ce215"/>
          <table:table-cell table:style-name="ce215" table:content-validation-name="val24" office:value-type="string" calcext:value-type="string">
            <text:p>Swim</text:p>
          </table:table-cell>
          <table:table-cell table:style-name="ce215"/>
          <table:table-cell table:style-name="ce215" table:content-validation-name="val25" office:value-type="string" calcext:value-type="string">
            <text:p>Rush</text:p>
          </table:table-cell>
          <table:table-cell table:style-name="ce215"/>
        </table:table-row>
        <table:table-row table:style-name="ro1">
          <table:table-cell table:style-name="ce215" office:value-type="string" calcext:value-type="string">
            <text:p>Attack s1</text:p>
          </table:table-cell>
          <table:table-cell table:style-name="ce216" table:content-validation-name="val20" office:value-type="string" calcext:value-type="string">
            <text:p>Impossible?</text:p>
          </table:table-cell>
          <table:table-cell table:style-name="ce15"/>
          <table:table-cell table:style-name="ce75" table:content-validation-name="val21"/>
          <table:table-cell table:style-name="ce75"/>
          <table:table-cell table:style-name="ce75" table:content-validation-name="val22"/>
          <table:table-cell table:style-name="ce75"/>
          <table:table-cell table:style-name="ce75" table:content-validation-name="val23"/>
          <table:table-cell table:style-name="ce75"/>
          <table:table-cell table:style-name="ce217" table:content-validation-name="val24" office:value-type="string" calcext:value-type="string">
            <text:p>Special</text:p>
          </table:table-cell>
          <table:table-cell table:style-name="ce75" office:value-type="string" calcext:value-type="string">
            <text:p>Attack xy</text:p>
          </table:table-cell>
          <table:table-cell table:style-name="ce75" table:content-validation-name="val25"/>
          <table:table-cell table:style-name="ce75"/>
        </table:table-row>
        <table:table-row table:style-name="ro1">
          <table:table-cell table:style-name="ce215" office:value-type="string" calcext:value-type="string">
            <text:p>Attack s2</text:p>
          </table:table-cell>
          <table:table-cell table:style-name="ce75" table:content-validation-name="val20"/>
          <table:table-cell table:style-name="ce75"/>
          <table:table-cell table:style-name="ce216" table:content-validation-name="val21" office:value-type="string" calcext:value-type="string">
            <text:p>Impossible?</text:p>
          </table:table-cell>
          <table:table-cell table:style-name="ce15"/>
          <table:table-cell table:style-name="ce217" table:content-validation-name="val22" office:value-type="string" calcext:value-type="string">
            <text:p>Special</text:p>
          </table:table-cell>
          <table:table-cell table:style-name="ce75" office:value-type="string" calcext:value-type="string">
            <text:p>Attack zy</text:p>
          </table:table-cell>
          <table:table-cell table:style-name="ce75" table:content-validation-name="val23"/>
          <table:table-cell table:style-name="ce75"/>
          <table:table-cell table:style-name="ce75" table:content-validation-name="val24"/>
          <table:table-cell table:style-name="ce75"/>
          <table:table-cell table:style-name="ce75" table:content-validation-name="val25"/>
          <table:table-cell table:style-name="ce75"/>
        </table:table-row>
        <table:table-row table:style-name="ro1">
          <table:table-cell table:style-name="ce215" office:value-type="string" calcext:value-type="string">
            <text:p>Attack s3</text:p>
          </table:table-cell>
          <table:table-cell table:style-name="ce75" table:content-validation-name="val20"/>
          <table:table-cell table:style-name="ce75"/>
          <table:table-cell table:style-name="ce217" table:content-validation-name="val21" office:value-type="string" calcext:value-type="string">
            <text:p>Special</text:p>
          </table:table-cell>
          <table:table-cell table:style-name="ce75" office:value-type="string" calcext:value-type="string">
            <text:p>Attack zy</text:p>
          </table:table-cell>
          <table:table-cell table:style-name="ce216" table:content-validation-name="val22" office:value-type="string" calcext:value-type="string">
            <text:p>Impossible?</text:p>
          </table:table-cell>
          <table:table-cell table:style-name="ce15"/>
          <table:table-cell table:style-name="ce75" table:content-validation-name="val23"/>
          <table:table-cell table:style-name="ce75"/>
          <table:table-cell table:style-name="ce75" table:content-validation-name="val24"/>
          <table:table-cell table:style-name="ce75"/>
          <table:table-cell table:style-name="ce75" table:content-validation-name="val25"/>
          <table:table-cell table:style-name="ce75"/>
        </table:table-row>
        <table:table-row table:style-name="ro1">
          <table:table-cell table:style-name="ce215" office:value-type="string" calcext:value-type="string">
            <text:p>Attack s4</text:p>
          </table:table-cell>
          <table:table-cell table:style-name="ce75" table:content-validation-name="val20"/>
          <table:table-cell table:style-name="ce75"/>
          <table:table-cell table:style-name="ce75" table:content-validation-name="val21"/>
          <table:table-cell table:style-name="ce75"/>
          <table:table-cell table:style-name="ce75" table:content-validation-name="val22"/>
          <table:table-cell table:style-name="ce75"/>
          <table:table-cell table:style-name="ce216" table:content-validation-name="val23" office:value-type="string" calcext:value-type="string">
            <text:p>Impossible?</text:p>
          </table:table-cell>
          <table:table-cell table:style-name="ce15"/>
          <table:table-cell table:style-name="ce75" table:content-validation-name="val24"/>
          <table:table-cell table:style-name="ce75"/>
          <table:table-cell table:style-name="ce75" table:content-validation-name="val25"/>
          <table:table-cell table:style-name="ce75"/>
        </table:table-row>
        <table:table-row table:style-name="ro1">
          <table:table-cell table:style-name="ce215" office:value-type="string" calcext:value-type="string">
            <text:p>Swim</text:p>
          </table:table-cell>
          <table:table-cell table:style-name="ce217" table:content-validation-name="val20" office:value-type="string" calcext:value-type="string">
            <text:p>Special</text:p>
          </table:table-cell>
          <table:table-cell table:style-name="ce75" office:value-type="string" calcext:value-type="string">
            <text:p>Attack xy</text:p>
          </table:table-cell>
          <table:table-cell table:style-name="ce75" table:content-validation-name="val21"/>
          <table:table-cell table:style-name="ce75"/>
          <table:table-cell table:style-name="ce75" table:content-validation-name="val22"/>
          <table:table-cell table:style-name="ce75"/>
          <table:table-cell table:style-name="ce75" table:content-validation-name="val23"/>
          <table:table-cell table:style-name="ce75"/>
          <table:table-cell table:style-name="ce216" table:content-validation-name="val24" office:value-type="string" calcext:value-type="string">
            <text:p>Impossible?</text:p>
          </table:table-cell>
          <table:table-cell table:style-name="ce15"/>
          <table:table-cell table:style-name="ce75" table:content-validation-name="val25"/>
          <table:table-cell table:style-name="ce75"/>
        </table:table-row>
        <table:table-row table:style-name="ro1">
          <table:table-cell table:style-name="ce215" office:value-type="string" calcext:value-type="string">
            <text:p>Rush</text:p>
          </table:table-cell>
          <table:table-cell table:style-name="ce75" table:content-validation-name="val20"/>
          <table:table-cell table:style-name="ce75"/>
          <table:table-cell table:style-name="ce75" table:content-validation-name="val21"/>
          <table:table-cell table:style-name="ce75"/>
          <table:table-cell table:style-name="ce75" table:content-validation-name="val22"/>
          <table:table-cell table:style-name="ce75"/>
          <table:table-cell table:style-name="ce75" table:content-validation-name="val23"/>
          <table:table-cell table:style-name="ce75"/>
          <table:table-cell table:style-name="ce75" table:content-validation-name="val24"/>
          <table:table-cell table:style-name="ce75"/>
          <table:table-cell table:style-name="ce216" table:content-validation-name="val25" office:value-type="string" calcext:value-type="string">
            <text:p>Impossible?</text:p>
          </table:table-cell>
          <table:table-cell table:style-name="ce15"/>
        </table:table-row>
        <table:table-row table:style-name="ro1" table:number-rows-repeated="3">
          <table:table-cell/>
          <table:table-cell table:content-validation-name="val20"/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office:value-type="string" calcext:value-type="string">
            <text:p>Note: currently I’m reconsidering the existence of this sheet. Phase 0 data could be incorporated in Mechanics Test sheet, and the end results would probably be smarter.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table:style-name="ce133" office:value-type="string" calcext:value-type="string">
            <text:p>Specialties of this sheet: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table:style-name="ce133"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table:style-name="ce101" office:value-type="string" calcext:value-type="string">
            <text:p>Note that unlike Mechanics sheet, which compares actions vs input, simultaneous testing tests the phase 0 of actions vs phase 0 of all other actions.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table:style-name="ce101" office:value-type="string" calcext:value-type="string">
            <text:p>Alternatively, the simultaneous test would compare each action’s phase 0 vs all input, resulting in many of mini-tables.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table:style-name="ce101" office:value-type="string" calcext:value-type="string">
            <text:p>Since the data is potentially shaped a bit differently compared to regular Mechanics sheet, it probably helps to keep this data separated in its own sheet.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office:value-type="string" calcext:value-type="string">
            <text:p>1. It should be impossible to add columns or rows by hand, or rename column A and row 1. This is all handled from Master Action List instead.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office:value-type="string" calcext:value-type="string">
            <text:p>3. Code should automatically apply conditional formatting based on the rules in Reactions sheet.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office:value-type="string" calcext:value-type="string">
            <text:p>Data validation makes it faster to fill the table. Same rules as in Mechanics sheet.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office:value-type="string" calcext:value-type="string">
            <text:p>Conditional formatting... like in the Mechanics table. (not implemented yet)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 table:number-rows-repeated="2">
          <table:table-cell/>
          <table:table-cell table:content-validation-name="val20"/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table:style-name="ce133" office:value-type="string" calcext:value-type="string">
            <text:p>Different functions: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table:style-name="ce160" office:value-type="string" calcext:value-type="string">
            <text:p>”Refresh”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office:value-type="string" calcext:value-type="string">
            <text:p>1. code checks if there are discrepancies between the listed animations here compared to what is included in the Master Action List.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office:value-type="string" calcext:value-type="string">
            <text:p>2. code adds things non-destructively or deletes unnecessary rows / columns.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 table:number-rows-repeated="2">
          <table:table-cell/>
          <table:table-cell table:content-validation-name="val20"/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table:style-name="ce136" office:value-type="string" calcext:value-type="string">
            <text:p>”generate list”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office:value-type="string" calcext:value-type="string">
            <text:p>1. The Master Action List is printed out both horizontally and vertically so that they form intersections.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office:value-type="string" calcext:value-type="string">
            <text:p><text:s text:c="3"/>(Animation variations are included if they’re enabled to be included from Modifiers List.)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office:value-type="string" calcext:value-type="string">
            <text:p><text:s text:c="3"/>This is probably accomplished via filling one half of the spreadsheet with formula... or alternatively, with some type of events.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 table:number-rows-repeated="2">
          <table:table-cell/>
          <table:table-cell table:content-validation-name="val20"/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table:style-name="ce136" office:value-type="string" calcext:value-type="string">
            <text:p>”fill opposite”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office:value-type="string" calcext:value-type="string">
            <text:p>1. a single cell – or a group of cells? - is selected.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office:value-type="string" calcext:value-type="string">
            <text:p>2. code figures out the alternative position and duplicates the cell’s contents there.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office:value-type="string" calcext:value-type="string">
            <text:p>3. should be automatic?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 table:number-rows-repeated="2">
          <table:table-cell/>
          <table:table-cell table:content-validation-name="val20"/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table:style-name="ce136" office:value-type="string" calcext:value-type="string">
            <text:p>”Add conditional formatting”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office:value-type="string" calcext:value-type="string">
            <text:p>1. delete existing rules for conditional formatting.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office:value-type="string" calcext:value-type="string">
            <text:p>2. find new rules for conditional formatting from Reactions sheet.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 office:value-type="string" calcext:value-type="string">
            <text:p>3. apply new rules for conditional formatting.</text:p>
          </table:table-cell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 table:number-rows-repeated="1048520">
          <table:table-cell/>
          <table:table-cell table:content-validation-name="val20"/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  <table:table-row table:style-name="ro1">
          <table:table-cell/>
          <table:table-cell table:content-validation-name="val20"/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</table:table-row>
      </table:table>
      <table:table table:name="Modifier List" table:style-name="ta1">
        <office:forms form:automatic-focus="false" form:apply-design-mode="false"/>
        <table:table-column table:style-name="co33" table:default-cell-style-name="Default"/>
        <table:table-column table:style-name="co29" table:default-cell-style-name="Default"/>
        <table:table-column table:style-name="co5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table:style-name="ce139" office:value-type="string" calcext:value-type="string">
            <text:p>Short name</text:p>
          </table:table-cell>
          <table:table-cell table:style-name="ce139" office:value-type="string" calcext:value-type="string">
            <text:p>Modifier full name</text:p>
          </table:table-cell>
          <table:table-cell table:style-name="ce139" office:value-type="string" calcext:value-type="string">
            <text:p>Color</text:p>
          </table:table-cell>
          <table:table-cell table:style-name="ce139" office:value-type="string" calcext:value-type="string">
            <text:p>XOR group:</text:p>
          </table:table-cell>
          <table:table-cell table:style-name="ce139" office:value-type="string" calcext:value-type="string">
            <text:p>AND group:</text:p>
          </table:table-cell>
          <table:table-cell table:style-name="ce139" office:value-type="string" calcext:value-type="string">
            <text:p>Implies:</text:p>
          </table:table-cell>
          <table:table-cell table:style-name="ce139" office:value-type="string" calcext:value-type="string">
            <text:p>Explanation for user</text:p>
          </table:table-cell>
          <table:table-cell table:style-name="ce139" office:value-type="string" calcext:value-type="string">
            <text:p>Notes 1: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 Active</text:p>
          </table:table-cell>
          <table:table-cell table:style-name="ce22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n the animation be done while in Rage-mode?</text:p>
          </table:table-cell>
          <table:table-cell/>
        </table:table-row>
        <table:table-row table:style-name="ro1">
          <table:table-cell office:value-type="string" calcext:value-type="string">
            <text:p>Roge</text:p>
          </table:table-cell>
          <table:table-cell office:value-type="string" calcext:value-type="string">
            <text:p>Roge Active</text:p>
          </table:table-cell>
          <table:table-cell table:style-name="ce220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ge</text:p>
          </table:table-cell>
          <table:table-cell office:value-type="string" calcext:value-type="string">
            <text:p>Ryge Active</text:p>
          </table:table-cell>
          <table:table-cell table:style-name="ce22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21"/>
          <table:table-cell table:number-columns-repeated="2"/>
          <table:table-cell office:value-type="string" calcext:value-type="string">
            <text:p>PAM</text:p>
          </table:table-cell>
          <table:table-cell office:value-type="string" calcext:value-type="string">
            <text:p>Can the animation have Lenient Air Momentum?</text:p>
          </table:table-cell>
          <table:table-cell/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22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23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23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bout rules: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1. ”Default” modifier always exists. It cannot be added or removed from this list, unlike other modifiers.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2. modifiers are generally "OR" to each other, unless otherwise stated.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table:style-name="ce133" office:value-type="string" calcext:value-type="string">
            <text:p>Specialties of this sheet: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. ”default” modifier exists by default. It can’t be removed or ignored from any listing?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n alternative way to devise rules for Modifiers might be to put them in a similar format as the Simultaneous tests (i.e. like a multiplication table).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But this would preclude giving them colors, explanations and other common settings?</text:p>
          </table:table-cell>
          <table:table-cell/>
        </table:table-row>
      </table:table>
      <table:table table:name="Results List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139" office:value-type="string" calcext:value-type="string">
            <text:p>List of Results:</text:p>
          </table:table-cell>
          <table:table-cell table:style-name="ce139" office:value-type="string" calcext:value-type="string">
            <text:p>Color</text:p>
          </table:table-cell>
          <table:table-cell table:number-columns-repeated="2" table:style-name="ce139" office:value-type="string" calcext:value-type="string">
            <text:p>Explanation for the user:</text:p>
          </table:table-cell>
        </table:table-row>
        <table:table-row table:style-name="ro1">
          <table:table-cell table:style-name="ce224" office:value-type="string" calcext:value-type="string">
            <text:p>Undecided</text:p>
          </table:table-cell>
          <table:table-cell table:style-name="ce22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224" office:value-type="string" calcext:value-type="string">
            <text:p>No effect</text:p>
          </table:table-cell>
          <table:table-cell table:style-name="ce221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224" office:value-type="string" calcext:value-type="string">
            <text:p>Impossible?</text:p>
          </table:table-cell>
          <table:table-cell table:style-name="ce225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224" office:value-type="string" calcext:value-type="string">
            <text:p>Prereq</text:p>
          </table:table-cell>
          <table:table-cell table:style-name="ce226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224" office:value-type="string" calcext:value-type="string">
            <text:p>Mutual</text:p>
          </table:table-cell>
          <table:table-cell table:style-name="ce227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224" office:value-type="string" calcext:value-type="string">
            <text:p>Special</text:p>
          </table:table-cell>
          <table:table-cell table:style-name="ce228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29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224" office:value-type="string" calcext:value-type="string">
            <text:p>Buffers</text:p>
          </table:table-cell>
          <table:table-cell table:style-name="ce230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224" office:value-type="string" calcext:value-type="string">
            <text:p>Follows</text:p>
          </table:table-cell>
          <table:table-cell table:style-name="ce231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224" office:value-type="string" calcext:value-type="string">
            <text:p>???</text:p>
          </table:table-cell>
          <table:table-cell table:style-name="ce232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224" office:value-type="string" calcext:value-type="string">
            <text:p>---</text:p>
          </table:table-cell>
          <table:table-cell table:style-name="ce224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233"/>
          <table:table-cell/>
        </table:table-row>
      </table:table>
      <table:table table:name="Target List" table:style-name="ta1">
        <table:table-column table:style-name="co2" table:default-cell-style-name="ce75"/>
        <table:table-column table:style-name="co31" table:default-cell-style-name="ce235"/>
        <table:table-column table:style-name="co5" table:default-cell-style-name="ce82"/>
        <table:table-column table:style-name="co12" table:default-cell-style-name="ce82"/>
        <table:table-column table:style-name="co12" table:default-cell-style-name="ce75"/>
        <table:table-column table:style-name="co13" table:default-cell-style-name="ce75"/>
        <table:table-column table:style-name="co14" table:number-columns-repeated="3" table:default-cell-style-name="ce137"/>
        <table:table-column table:style-name="co42" table:default-cell-style-name="ce137"/>
        <table:table-column table:style-name="co17" table:number-columns-repeated="874" table:default-cell-style-name="ce137"/>
        <table:table-row table:style-name="ro1">
          <table:table-cell table:style-name="ce73" office:value-type="string" calcext:value-type="string">
            <text:p>Target Name</text:p>
          </table:table-cell>
          <table:table-cell table:style-name="ce234" office:value-type="string" calcext:value-type="string">
            <text:p>Type</text:p>
          </table:table-cell>
          <table:table-cell table:style-name="ce81" office:value-type="string" calcext:value-type="string">
            <text:p>Color</text:p>
          </table:table-cell>
          <table:table-cell table:style-name="ce81" office:value-type="string" calcext:value-type="string">
            <text:p>Modifier</text:p>
          </table:table-cell>
          <table:table-cell table:style-name="ce73" office:value-type="string" calcext:value-type="string">
            <text:p>Full Name</text:p>
          </table:table-cell>
          <table:table-cell table:style-name="ce73" office:value-type="string" calcext:value-type="string">
            <text:p>In-game description</text:p>
          </table:table-cell>
          <table:table-cell table:style-name="ce125" office:value-type="string" calcext:value-type="string">
            <text:p>Notes 1</text:p>
          </table:table-cell>
          <table:table-cell table:style-name="ce125" office:value-type="string" calcext:value-type="string">
            <text:p>Notes 2</text:p>
          </table:table-cell>
          <table:table-cell table:style-name="ce125" office:value-type="string" calcext:value-type="string">
            <text:p>Notes 3</text:p>
          </table:table-cell>
          <table:table-cell table:style-name="ce125" office:value-type="string" calcext:value-type="string">
            <text:p>Limitations</text:p>
          </table:table-cell>
          <table:table-cell table:style-name="ce138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237"/>
          <table:table-cell table:style-name="ce98"/>
          <table:table-cell table:number-columns-repeated="2"/>
          <table:table-cell table:style-name="ce238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237"/>
          <table:table-cell table:style-name="ce98"/>
          <table:table-cell table:number-columns-repeated="2"/>
          <table:table-cell table:style-name="ce239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237"/>
          <table:table-cell table:style-name="ce98"/>
          <table:table-cell table:number-columns-repeated="2"/>
          <table:table-cell table:style-name="ce239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237"/>
          <table:table-cell table:style-name="ce98"/>
          <table:table-cell table:number-columns-repeated="2"/>
          <table:table-cell table:style-name="ce239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237"/>
          <table:table-cell table:style-name="ce98"/>
          <table:table-cell table:number-columns-repeated="2"/>
          <table:table-cell table:style-name="ce239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98" table:number-columns-repeated="2"/>
          <table:table-cell table:number-columns-repeated="2"/>
          <table:table-cell table:style-name="ce239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98" table:number-columns-repeated="2"/>
          <table:table-cell table:number-columns-repeated="2"/>
          <table:table-cell table:style-name="ce239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40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39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41" table:number-columns-repeated="104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239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42" table:number-columns-repeated="104"/>
          <table:table-cell table:number-columns-repeated="774"/>
        </table:table-row>
        <table:table-row table:style-name="ro1" table:number-rows-repeated="8">
          <table:table-cell table:number-columns-repeated="6"/>
          <table:table-cell table:style-name="ce239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Default"/>
          <table:table-cell table:style-name="ce239" table:number-columns-repeated="103"/>
          <table:table-cell table:number-columns-repeated="774"/>
        </table:table-row>
        <table:table-row table:style-name="ro1" table:number-rows-repeated="2">
          <table:table-cell table:number-columns-repeated="6"/>
          <table:table-cell table:style-name="ce243"/>
          <table:table-cell table:style-name="ce23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4" office:value-type="string" calcext:value-type="string">
            <text:p>Specialties of this sheet:</text:p>
          </table:table-cell>
          <table:table-cell table:style-name="ce23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3"/>
          <table:table-cell table:style-name="ce23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3" office:value-type="string" calcext:value-type="string">
            <text:p>It’s a list of targets that is used in Attack Reactions (or similarly named) list.</text:p>
          </table:table-cell>
          <table:table-cell table:style-name="ce239" table:number-columns-repeated="103"/>
          <table:table-cell table:number-columns-repeated="774"/>
        </table:table-row>
        <table:table-row table:style-name="ro1">
          <table:table-cell table:style-name="ce76"/>
          <table:table-cell table:style-name="ce236"/>
          <table:table-cell table:style-name="ce98" table:number-columns-repeated="2"/>
          <table:table-cell table:number-columns-repeated="2"/>
          <table:table-cell table:style-name="ce243"/>
          <table:table-cell table:style-name="ce239" table:number-columns-repeated="103"/>
          <table:table-cell table:number-columns-repeated="774"/>
        </table:table-row>
        <table:table-row table:style-name="ro1">
          <table:table-cell table:style-name="ce76"/>
          <table:table-cell table:style-name="ce236"/>
          <table:table-cell table:style-name="ce98" table:number-columns-repeated="2"/>
          <table:table-cell table:number-columns-repeated="2"/>
          <table:table-cell table:style-name="ce243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23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3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239" table:number-columns-repeated="103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43"/>
          <table:table-cell table:style-name="ce23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5" office:value-type="string" calcext:value-type="string">
            <text:p>Different functions:</text:p>
          </table:table-cell>
          <table:table-cell table:style-name="ce23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3"/>
          <table:table-cell table:style-name="ce23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6" office:value-type="string" calcext:value-type="string">
            <text:p>”Generate”.</text:p>
          </table:table-cell>
          <table:table-cell table:style-name="ce23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3"/>
          <table:table-cell table:style-name="ce23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3" office:value-type="string" calcext:value-type="string">
            <text:p>The user generates a list that compares the targets listed here vs attacks that have the ”hit” column marked.</text:p>
          </table:table-cell>
          <table:table-cell table:style-name="ce239" table:number-columns-repeated="103"/>
          <table:table-cell table:number-columns-repeated="774"/>
        </table:table-row>
        <table:table-row table:style-name="ro1" table:number-rows-repeated="13">
          <table:table-cell table:number-columns-repeated="6"/>
          <table:table-cell table:style-name="ce243"/>
          <table:table-cell table:style-name="ce239" table:number-columns-repeated="103"/>
          <table:table-cell table:number-columns-repeated="774"/>
        </table:table-row>
        <table:table-row table:style-name="ro1" table:number-rows-repeated="1915">
          <table:table-cell table:number-columns-repeated="6"/>
          <table:table-cell table:style-name="ce239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39"/>
          <table:table-cell table:number-columns-repeated="877"/>
        </table:table-row>
        <table:table-row table:style-name="ro1" table:number-rows-repeated="1046601">
          <table:table-cell table:number-columns-repeated="884"/>
        </table:table-row>
        <table:table-row table:style-name="ro1">
          <table:table-cell table:number-columns-repeated="884"/>
        </table:table-row>
        <calcext:conditional-formats>
          <calcext:conditional-format calcext:target-range-address="'Target List'.H27:'Target List'.DF1971 'Target List'.G28:'Target List'.G1974 'Target List'.G3:'Target List'.DF8 'Target List'.G19:'Target List'.DF26 'Target List'.G10:'Target List'.DF12 'Target List'.G14:'Target List'.DF17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F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F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F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F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7" table:number-columns-repeated="1024" table:default-cell-style-name="Default"/>
        <table:table-row table:style-name="ro1">
          <table:table-cell table:style-name="ce248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>
        <table:named-range table:name="Attack_s1" table:base-cell-address="$'Mechanics Test'.$A$3" table:cell-range-address="$'Mechanics Test'.$A$3:.$A$92"/>
        <table:named-range table:name="Swim" table:base-cell-address="$'Mechanics Test'.$A$94" table:cell-range-address="$'Mechanics Test'.$A$94:.$A$100"/>
      </table:named-expressions>
      <table:database-ranges>
        <table:database-range table:name="__Anonymous_DB__1" table:target-range-address="'Master Action List'.P1:'Master Action List'.P1048576" table:orientation="column"/>
        <table:database-range table:name="__Anonymous_DB__2" table:target-range-address="'Master Action List'.P1:'Master Action List'.P1048576" table:orientation="column"/>
        <table:database-range table:name="__Anonymous_DB__3" table:target-range-address="'Master Action List'.P1:'Master Action List'.P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2">00.00.0000</text:date>, <text:time style:data-style-name="N2" text:time-value="14:18:26.5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6-02T14:19:41.578000000</dc:date>
    <meta:editing-duration>P6DT10H57M40S</meta:editing-duration>
    <meta:editing-cycles>1050</meta:editing-cycles>
    <meta:generator>LibreOffice/5.4.0.3$Windows_X86_64 LibreOffice_project/7556cbc6811c9d992f4064ab9287069087d7f62c</meta:generator>
    <meta:document-statistic meta:table-count="8" meta:cell-count="1183" meta:object-count="0"/>
  </office:meta>
</office:document-meta>
</file>